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7-09 13:31:04</text:p>
          </table:table-cell>
          <table:table-cell office:value-type="float" office:value="-0.0001986" calcext:value-type="float">
            <text:p>-0.0001986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1897" calcext:value-type="float">
            <text:p>0.691897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79062" calcext:value-type="float">
            <text:p>0.0379062</text:p>
          </table:table-cell>
          <table:table-cell office:value-type="float" office:value="10" calcext:value-type="float">
            <text:p>10</text:p>
          </table:table-cell>
          <table:table-cell office:value-type="float" office:value="0.888748824596405" calcext:value-type="float">
            <text:p>0.888748824596405</text:p>
          </table:table-cell>
          <table:table-cell office:value-type="float" office:value="0.216348797082901" calcext:value-type="float">
            <text:p>0.216348797082901</text:p>
          </table:table-cell>
          <table:table-cell office:value-type="float" office:value="0.672400027513504" calcext:value-type="float">
            <text:p>0.672400027513504</text:p>
          </table:table-cell>
          <table:table-cell office:value-type="float" office:value="0.500942921638489" calcext:value-type="float">
            <text:p>0.500942921638489</text:p>
          </table:table-cell>
          <table:table-cell office:value-type="float" office:value="0.260772056098688" calcext:value-type="float">
            <text:p>0.260772056098688</text:p>
          </table:table-cell>
          <table:table-cell office:value-type="float" office:value="0.468854677677155" calcext:value-type="float">
            <text:p>0.468854677677155</text:p>
          </table:table-cell>
          <table:table-cell office:value-type="float" office:value="0.533031165599823" calcext:value-type="float">
            <text:p>0.533031165599823</text:p>
          </table:table-cell>
          <table:table-cell office:value-type="float" office:value="0.0641764879226685" calcext:value-type="float">
            <text:p>0.0641764879226685</text:p>
          </table:table-cell>
          <table:table-cell office:value-type="float" office:value="0.2163488" calcext:value-type="float">
            <text:p>0.2163488</text:p>
          </table:table-cell>
          <table:table-cell office:value-type="float" office:value="0.2819488" calcext:value-type="float">
            <text:p>0.2819488</text:p>
          </table:table-cell>
          <table:table-cell office:value-type="float" office:value="0.3841782" calcext:value-type="float">
            <text:p>0.3841782</text:p>
          </table:table-cell>
          <table:table-cell office:value-type="float" office:value="0.8753582" calcext:value-type="float">
            <text:p>0.8753582</text:p>
          </table:table-cell>
          <table:table-cell office:value-type="float" office:value="0.5864394" calcext:value-type="float">
            <text:p>0.5864394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2610388" calcext:value-type="float">
            <text:p>0.2610388</text:p>
          </table:table-cell>
          <table:table-cell office:value-type="float" office:value="0.3446788" calcext:value-type="float">
            <text:p>0.3446788</text:p>
          </table:table-cell>
          <table:table-cell office:value-type="float" office:value="0.3912794" calcext:value-type="float">
            <text:p>0.3912794</text:p>
          </table:table-cell>
          <table:table-cell office:value-type="float" office:value="0.8887488" calcext:value-type="float">
            <text:p>0.8887488</text:p>
          </table:table-cell>
          <table:table-cell office:value-type="float" office:value="0.77941" calcext:value-type="float">
            <text:p>0.77941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951956" calcext:value-type="float">
            <text:p>0.6951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889956" calcext:value-type="float">
            <text:p>0.6889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1:17</text:p>
          </table:table-cell>
          <table:table-cell office:value-type="float" office:value="-0.0002482" calcext:value-type="float">
            <text:p>-0.0002482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28496" calcext:value-type="float">
            <text:p>0.6928496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80313" calcext:value-type="float">
            <text:p>0.0380313</text:p>
          </table:table-cell>
          <table:table-cell office:value-type="float" office:value="10" calcext:value-type="float">
            <text:p>10</text:p>
          </table:table-cell>
          <table:table-cell office:value-type="float" office:value="0.88997882604599" calcext:value-type="float">
            <text:p>0.88997882604599</text:p>
          </table:table-cell>
          <table:table-cell office:value-type="float" office:value="0.223728805780411" calcext:value-type="float">
            <text:p>0.223728805780411</text:p>
          </table:table-cell>
          <table:table-cell office:value-type="float" office:value="0.666250020265579" calcext:value-type="float">
            <text:p>0.666250020265579</text:p>
          </table:table-cell>
          <table:table-cell office:value-type="float" office:value="0.50512492954731" calcext:value-type="float">
            <text:p>0.50512492954731</text:p>
          </table:table-cell>
          <table:table-cell office:value-type="float" office:value="0.269274379100065" calcext:value-type="float">
            <text:p>0.269274379100065</text:p>
          </table:table-cell>
          <table:table-cell office:value-type="float" office:value="0.464672690629959" calcext:value-type="float">
            <text:p>0.464672690629959</text:p>
          </table:table-cell>
          <table:table-cell office:value-type="float" office:value="0.545577168464661" calcext:value-type="float">
            <text:p>0.545577168464661</text:p>
          </table:table-cell>
          <table:table-cell office:value-type="float" office:value="0.0809044778347016" calcext:value-type="float">
            <text:p>0.0809044778347016</text:p>
          </table:table-cell>
          <table:table-cell office:value-type="float" office:value="0.2237288" calcext:value-type="float">
            <text:p>0.2237288</text:p>
          </table:table-cell>
          <table:table-cell office:value-type="float" office:value="0.2811288" calcext:value-type="float">
            <text:p>0.2811288</text:p>
          </table:table-cell>
          <table:table-cell office:value-type="float" office:value="0.3808982" calcext:value-type="float">
            <text:p>0.3808982</text:p>
          </table:table-cell>
          <table:table-cell office:value-type="float" office:value="0.8597782" calcext:value-type="float">
            <text:p>0.8597782</text:p>
          </table:table-cell>
          <table:table-cell office:value-type="float" office:value="0.5778294" calcext:value-type="float">
            <text:p>0.5778294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2585788" calcext:value-type="float">
            <text:p>0.2585788</text:p>
          </table:table-cell>
          <table:table-cell office:value-type="float" office:value="0.3377088" calcext:value-type="float">
            <text:p>0.3377088</text:p>
          </table:table-cell>
          <table:table-cell office:value-type="float" office:value="0.3830794" calcext:value-type="float">
            <text:p>0.3830794</text:p>
          </table:table-cell>
          <table:table-cell office:value-type="float" office:value="0.8899788" calcext:value-type="float">
            <text:p>0.8899788</text:p>
          </table:table-cell>
          <table:table-cell office:value-type="float" office:value="0.85854" calcext:value-type="float">
            <text:p>0.85854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961978" calcext:value-type="float">
            <text:p>0.6961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1" calcext:value-type="float">
            <text:p>0.0529011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2" calcext:value-type="float">
            <text:p>0.0219012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281012" calcext:value-type="float">
            <text:p>0.0281012</text:p>
          </table:table-cell>
          <table:table-cell office:value-type="float" office:value="0.6899978" calcext:value-type="float">
            <text:p>0.6899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2" calcext:value-type="float">
            <text:p>0.0343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2" calcext:value-type="float">
            <text:p>0.0405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2" calcext:value-type="float">
            <text:p>0.0467012</text:p>
          </table:table-cell>
          <table:table-cell office:value-type="float" office:value="0.689998" calcext:value-type="float">
            <text:p>0.6899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2" calcext:value-type="float">
            <text:p>0.052901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1:29</text:p>
          </table:table-cell>
          <table:table-cell office:value-type="float" office:value="-0.0002879" calcext:value-type="float">
            <text:p>-0.0002879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8041" calcext:value-type="float">
            <text:p>0.6938041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79911" calcext:value-type="float">
            <text:p>0.0379911</text:p>
          </table:table-cell>
          <table:table-cell office:value-type="float" office:value="10" calcext:value-type="float">
            <text:p>10</text:p>
          </table:table-cell>
          <table:table-cell office:value-type="float" office:value="0.888748824596405" calcext:value-type="float">
            <text:p>0.888748824596405</text:p>
          </table:table-cell>
          <table:table-cell office:value-type="float" office:value="0.224548801779747" calcext:value-type="float">
            <text:p>0.224548801779747</text:p>
          </table:table-cell>
          <table:table-cell office:value-type="float" office:value="0.664200022816658" calcext:value-type="float">
            <text:p>0.664200022816658</text:p>
          </table:table-cell>
          <table:table-cell office:value-type="float" office:value="0.504837919771671" calcext:value-type="float">
            <text:p>0.504837919771671</text:p>
          </table:table-cell>
          <table:table-cell office:value-type="float" office:value="0.268177522919442" calcext:value-type="float">
            <text:p>0.268177522919442</text:p>
          </table:table-cell>
          <table:table-cell office:value-type="float" office:value="0.457948675751686" calcext:value-type="float">
            <text:p>0.457948675751686</text:p>
          </table:table-cell>
          <table:table-cell office:value-type="float" office:value="0.551727163791657" calcext:value-type="float">
            <text:p>0.551727163791657</text:p>
          </table:table-cell>
          <table:table-cell office:value-type="float" office:value="0.0937784880399705" calcext:value-type="float">
            <text:p>0.0937784880399705</text:p>
          </table:table-cell>
          <table:table-cell office:value-type="float" office:value="0.2245488" calcext:value-type="float">
            <text:p>0.2245488</text:p>
          </table:table-cell>
          <table:table-cell office:value-type="float" office:value="0.2811288" calcext:value-type="float">
            <text:p>0.2811288</text:p>
          </table:table-cell>
          <table:table-cell office:value-type="float" office:value="0.3743382" calcext:value-type="float">
            <text:p>0.3743382</text:p>
          </table:table-cell>
          <table:table-cell office:value-type="float" office:value="0.8466582" calcext:value-type="float">
            <text:p>0.8466582</text:p>
          </table:table-cell>
          <table:table-cell office:value-type="float" office:value="0.5630694" calcext:value-type="float">
            <text:p>0.5630694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2655488" calcext:value-type="float">
            <text:p>0.2655488</text:p>
          </table:table-cell>
          <table:table-cell office:value-type="float" office:value="0.3434488" calcext:value-type="float">
            <text:p>0.3434488</text:p>
          </table:table-cell>
          <table:table-cell office:value-type="float" office:value="0.3863594" calcext:value-type="float">
            <text:p>0.3863594</text:p>
          </table:table-cell>
          <table:table-cell office:value-type="float" office:value="0.8887488" calcext:value-type="float">
            <text:p>0.8887488</text:p>
          </table:table-cell>
          <table:table-cell office:value-type="float" office:value="0.87453" calcext:value-type="float">
            <text:p>0.87453</text:p>
          </table:table-cell>
          <table:table-cell office:value-type="float" office:value="-0.00697" calcext:value-type="float">
            <text:p>-0.00697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18996" calcext:value-type="float">
            <text:p>0.0218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80996" calcext:value-type="float">
            <text:p>0.0280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342996" calcext:value-type="float">
            <text:p>0.0342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528996" calcext:value-type="float">
            <text:p>0.0528996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18995" calcext:value-type="float">
            <text:p>0.0218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42995" calcext:value-type="float">
            <text:p>0.0342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66995" calcext:value-type="float">
            <text:p>0.0466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528995" calcext:value-type="float">
            <text:p>0.05289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1:42</text:p>
          </table:table-cell>
          <table:table-cell office:value-type="float" office:value="-0.0003127" calcext:value-type="float">
            <text:p>-0.0003127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7852" calcext:value-type="float">
            <text:p>0.6947852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7717" calcext:value-type="float">
            <text:p>0.037717</text:p>
          </table:table-cell>
          <table:table-cell office:value-type="float" office:value="10" calcext:value-type="float">
            <text:p>10</text:p>
          </table:table-cell>
          <table:table-cell office:value-type="float" office:value="0.903098821640015" calcext:value-type="float">
            <text:p>0.903098821640015</text:p>
          </table:table-cell>
          <table:table-cell office:value-type="float" office:value="0.23807880282402" calcext:value-type="float">
            <text:p>0.23807880282402</text:p>
          </table:table-cell>
          <table:table-cell office:value-type="float" office:value="0.665020018815994" calcext:value-type="float">
            <text:p>0.665020018815994</text:p>
          </table:table-cell>
          <table:table-cell office:value-type="float" office:value="0.512422922253609" calcext:value-type="float">
            <text:p>0.512422922253609</text:p>
          </table:table-cell>
          <table:table-cell office:value-type="float" office:value="0.25955302951967" calcext:value-type="float">
            <text:p>0.25955302951967</text:p>
          </table:table-cell>
          <table:table-cell office:value-type="float" office:value="0.460736674070358" calcext:value-type="float">
            <text:p>0.460736674070358</text:p>
          </table:table-cell>
          <table:table-cell office:value-type="float" office:value="0.564109170436859" calcext:value-type="float">
            <text:p>0.564109170436859</text:p>
          </table:table-cell>
          <table:table-cell office:value-type="float" office:value="0.103372496366501" calcext:value-type="float">
            <text:p>0.103372496366501</text:p>
          </table:table-cell>
          <table:table-cell office:value-type="float" office:value="0.2380788" calcext:value-type="float">
            <text:p>0.2380788</text:p>
          </table:table-cell>
          <table:table-cell office:value-type="float" office:value="0.2823588" calcext:value-type="float">
            <text:p>0.2823588</text:p>
          </table:table-cell>
          <table:table-cell office:value-type="float" office:value="0.3829482" calcext:value-type="float">
            <text:p>0.3829482</text:p>
          </table:table-cell>
          <table:table-cell office:value-type="float" office:value="0.8532182" calcext:value-type="float">
            <text:p>0.8532182</text:p>
          </table:table-cell>
          <table:table-cell office:value-type="float" office:value="0.5470794" calcext:value-type="float">
            <text:p>0.5470794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2926088" calcext:value-type="float">
            <text:p>0.2926088</text:p>
          </table:table-cell>
          <table:table-cell office:value-type="float" office:value="0.3721488" calcext:value-type="float">
            <text:p>0.3721488</text:p>
          </table:table-cell>
          <table:table-cell office:value-type="float" office:value="0.4056294" calcext:value-type="float">
            <text:p>0.4056294</text:p>
          </table:table-cell>
          <table:table-cell office:value-type="float" office:value="0.9030988" calcext:value-type="float">
            <text:p>0.9030988</text:p>
          </table:table-cell>
          <table:table-cell office:value-type="float" office:value="0.84706" calcext:value-type="float">
            <text:p>0.84706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1:55</text:p>
          </table:table-cell>
          <table:table-cell office:value-type="float" office:value="-0.0004946" calcext:value-type="float">
            <text:p>-0.0004946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56022" calcext:value-type="float">
            <text:p>0.6956022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75099" calcext:value-type="float">
            <text:p>0.0375099</text:p>
          </table:table-cell>
          <table:table-cell office:value-type="float" office:value="10" calcext:value-type="float">
            <text:p>10</text:p>
          </table:table-cell>
          <table:table-cell office:value-type="float" office:value="0.965008795261383" calcext:value-type="float">
            <text:p>0.965008795261383</text:p>
          </table:table-cell>
          <table:table-cell office:value-type="float" office:value="0.225368797779083" calcext:value-type="float">
            <text:p>0.225368797779083</text:p>
          </table:table-cell>
          <table:table-cell office:value-type="float" office:value="0.7396399974823" calcext:value-type="float">
            <text:p>0.7396399974823</text:p>
          </table:table-cell>
          <table:table-cell office:value-type="float" office:value="0.512791925668716" calcext:value-type="float">
            <text:p>0.512791925668716</text:p>
          </table:table-cell>
          <table:table-cell office:value-type="float" office:value="0.257658678915908" calcext:value-type="float">
            <text:p>0.257658678915908</text:p>
          </table:table-cell>
          <table:table-cell office:value-type="float" office:value="0.430970686674118" calcext:value-type="float">
            <text:p>0.430970686674118</text:p>
          </table:table-cell>
          <table:table-cell office:value-type="float" office:value="0.594613164663315" calcext:value-type="float">
            <text:p>0.594613164663315</text:p>
          </table:table-cell>
          <table:table-cell office:value-type="float" office:value="0.163642477989197" calcext:value-type="float">
            <text:p>0.163642477989197</text:p>
          </table:table-cell>
          <table:table-cell office:value-type="float" office:value="0.2253688" calcext:value-type="float">
            <text:p>0.2253688</text:p>
          </table:table-cell>
          <table:table-cell office:value-type="float" office:value="0.2815388" calcext:value-type="float">
            <text:p>0.2815388</text:p>
          </table:table-cell>
          <table:table-cell office:value-type="float" office:value="0.3755682" calcext:value-type="float">
            <text:p>0.3755682</text:p>
          </table:table-cell>
          <table:table-cell office:value-type="float" office:value="0.7777782" calcext:value-type="float">
            <text:p>0.7777782</text:p>
          </table:table-cell>
          <table:table-cell office:value-type="float" office:value="0.4945994" calcext:value-type="float">
            <text:p>0.4945994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3200788" calcext:value-type="float">
            <text:p>0.3200788</text:p>
          </table:table-cell>
          <table:table-cell office:value-type="float" office:value="0.4033088" calcext:value-type="float">
            <text:p>0.4033088</text:p>
          </table:table-cell>
          <table:table-cell office:value-type="float" office:value="0.4363794" calcext:value-type="float">
            <text:p>0.4363794</text:p>
          </table:table-cell>
          <table:table-cell office:value-type="float" office:value="0.9650088" calcext:value-type="float">
            <text:p>0.9650088</text:p>
          </table:table-cell>
          <table:table-cell office:value-type="float" office:value="0.84829" calcext:value-type="float">
            <text:p>0.84829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2:07</text:p>
          </table:table-cell>
          <table:table-cell office:value-type="float" office:value="-0.0007761" calcext:value-type="float">
            <text:p>-0.0007761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63224" calcext:value-type="float">
            <text:p>0.6963224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73007" calcext:value-type="float">
            <text:p>0.0373007</text:p>
          </table:table-cell>
          <table:table-cell office:value-type="float" office:value="10" calcext:value-type="float">
            <text:p>10</text:p>
          </table:table-cell>
          <table:table-cell office:value-type="float" office:value="1.05274879932404" calcext:value-type="float">
            <text:p>1.05274879932404</text:p>
          </table:table-cell>
          <table:table-cell office:value-type="float" office:value="0.201998800039291" calcext:value-type="float">
            <text:p>0.201998800039291</text:p>
          </table:table-cell>
          <table:table-cell office:value-type="float" office:value="0.850749999284744" calcext:value-type="float">
            <text:p>0.850749999284744</text:p>
          </table:table-cell>
          <table:table-cell office:value-type="float" office:value="0.505657920241356" calcext:value-type="float">
            <text:p>0.505657920241356</text:p>
          </table:table-cell>
          <table:table-cell office:value-type="float" office:value="0.268472944775197" calcext:value-type="float">
            <text:p>0.268472944775197</text:p>
          </table:table-cell>
          <table:table-cell office:value-type="float" office:value="0.379064679145813" calcext:value-type="float">
            <text:p>0.379064679145813</text:p>
          </table:table-cell>
          <table:table-cell office:value-type="float" office:value="0.632251161336899" calcext:value-type="float">
            <text:p>0.632251161336899</text:p>
          </table:table-cell>
          <table:table-cell office:value-type="float" office:value="0.253186482191086" calcext:value-type="float">
            <text:p>0.253186482191086</text:p>
          </table:table-cell>
          <table:table-cell office:value-type="float" office:value="0.2019988" calcext:value-type="float">
            <text:p>0.2019988</text:p>
          </table:table-cell>
          <table:table-cell office:value-type="float" office:value="0.2917888" calcext:value-type="float">
            <text:p>0.2917888</text:p>
          </table:table-cell>
          <table:table-cell office:value-type="float" office:value="0.3640882" calcext:value-type="float">
            <text:p>0.3640882</text:p>
          </table:table-cell>
          <table:table-cell office:value-type="float" office:value="0.6248482" calcext:value-type="float">
            <text:p>0.6248482</text:p>
          </table:table-cell>
          <table:table-cell office:value-type="float" office:value="0.4125994" calcext:value-type="float">
            <text:p>0.412599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3364788" calcext:value-type="float">
            <text:p>0.3364788</text:p>
          </table:table-cell>
          <table:table-cell office:value-type="float" office:value="0.4303688" calcext:value-type="float">
            <text:p>0.4303688</text:p>
          </table:table-cell>
          <table:table-cell office:value-type="float" office:value="0.4712294" calcext:value-type="float">
            <text:p>0.4712294</text:p>
          </table:table-cell>
          <table:table-cell office:value-type="float" office:value="1.0527488" calcext:value-type="float">
            <text:p>1.0527488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2:20</text:p>
          </table:table-cell>
          <table:table-cell office:value-type="float" office:value="-0.0013271" calcext:value-type="float">
            <text:p>-0.0013271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7654" calcext:value-type="float">
            <text:p>0.696765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065" calcext:value-type="float">
            <text:p>0.037065</text:p>
          </table:table-cell>
          <table:table-cell office:value-type="float" office:value="10" calcext:value-type="float">
            <text:p>10</text:p>
          </table:table-cell>
          <table:table-cell office:value-type="float" office:value="1.2126487493515" calcext:value-type="float">
            <text:p>1.2126487493515</text:p>
          </table:table-cell>
          <table:table-cell office:value-type="float" office:value="0.163868799805641" calcext:value-type="float">
            <text:p>0.163868799805641</text:p>
          </table:table-cell>
          <table:table-cell office:value-type="float" office:value="1.04877994954586" calcext:value-type="float">
            <text:p>1.04877994954586</text:p>
          </table:table-cell>
          <table:table-cell office:value-type="float" office:value="0.492045913636684" calcext:value-type="float">
            <text:p>0.492045913636684</text:p>
          </table:table-cell>
          <table:table-cell office:value-type="float" office:value="0.328027667725721" calcext:value-type="float">
            <text:p>0.328027667725721</text:p>
          </table:table-cell>
          <table:table-cell office:value-type="float" office:value="0.281402680277824" calcext:value-type="float">
            <text:p>0.281402680277824</text:p>
          </table:table-cell>
          <table:table-cell office:value-type="float" office:value="0.702689146995544" calcext:value-type="float">
            <text:p>0.702689146995544</text:p>
          </table:table-cell>
          <table:table-cell office:value-type="float" office:value="0.42128646671772" calcext:value-type="float">
            <text:p>0.42128646671772</text:p>
          </table:table-cell>
          <table:table-cell office:value-type="float" office:value="0.1638688" calcext:value-type="float">
            <text:p>0.1638688</text:p>
          </table:table-cell>
          <table:table-cell office:value-type="float" office:value="0.2585788" calcext:value-type="float">
            <text:p>0.2585788</text:p>
          </table:table-cell>
          <table:table-cell office:value-type="float" office:value="0.3009482" calcext:value-type="float">
            <text:p>0.3009482</text:p>
          </table:table-cell>
          <table:table-cell office:value-type="float" office:value="0.4054982" calcext:value-type="float">
            <text:p>0.4054982</text:p>
          </table:table-cell>
          <table:table-cell office:value-type="float" office:value="0.2781194" calcext:value-type="float">
            <text:p>0.278119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3770688" calcext:value-type="float">
            <text:p>0.3770688</text:p>
          </table:table-cell>
          <table:table-cell office:value-type="float" office:value="0.4771088" calcext:value-type="float">
            <text:p>0.4771088</text:p>
          </table:table-cell>
          <table:table-cell office:value-type="float" office:value="0.5273994" calcext:value-type="float">
            <text:p>0.5273994</text:p>
          </table:table-cell>
          <table:table-cell office:value-type="float" office:value="1.2126487" calcext:value-type="float">
            <text:p>1.2126487</text:p>
          </table:table-cell>
          <table:table-cell office:value-type="float" office:value="0.91922" calcext:value-type="float">
            <text:p>0.91922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7011924" calcext:value-type="float">
            <text:p>0.7011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7011926" calcext:value-type="float">
            <text:p>0.7011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  <table:table-cell office:value-type="float" office:value="0.6949924" calcext:value-type="float">
            <text:p>0.6949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6949926" calcext:value-type="float">
            <text:p>0.6949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2:33</text:p>
          </table:table-cell>
          <table:table-cell office:value-type="float" office:value="-0.0021074" calcext:value-type="float">
            <text:p>-0.0021074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71009" calcext:value-type="float">
            <text:p>0.0371009</text:p>
          </table:table-cell>
          <table:table-cell office:value-type="float" office:value="9" calcext:value-type="float">
            <text:p>9</text:p>
          </table:table-cell>
          <table:table-cell office:value-type="float" office:value="1.37828874588013" calcext:value-type="float">
            <text:p>1.37828874588013</text:p>
          </table:table-cell>
          <table:table-cell office:value-type="float" office:value="0.0982687994837761" calcext:value-type="float">
            <text:p>0.0982687994837761</text:p>
          </table:table-cell>
          <table:table-cell office:value-type="float" office:value="1.28001994639635" calcext:value-type="float">
            <text:p>1.28001994639635</text:p>
          </table:table-cell>
          <table:table-cell office:value-type="float" office:value="0.483886916190386" calcext:value-type="float">
            <text:p>0.483886916190386</text:p>
          </table:table-cell>
          <table:table-cell office:value-type="float" office:value="0.410842776294511" calcext:value-type="float">
            <text:p>0.410842776294511</text:p>
          </table:table-cell>
          <table:table-cell office:value-type="float" office:value="0.171440680325031" calcext:value-type="float">
            <text:p>0.171440680325031</text:p>
          </table:table-cell>
          <table:table-cell office:value-type="float" office:value="0.79633315205574" calcext:value-type="float">
            <text:p>0.79633315205574</text:p>
          </table:table-cell>
          <table:table-cell office:value-type="float" office:value="0.624892471730709" calcext:value-type="float">
            <text:p>0.624892471730709</text:p>
          </table:table-cell>
          <table:table-cell office:value-type="float" office:value="0.0982688" calcext:value-type="float">
            <text:p>0.0982688</text:p>
          </table:table-cell>
          <table:table-cell office:value-type="float" office:value="0.1548488" calcext:value-type="float">
            <text:p>0.1548488</text:p>
          </table:table-cell>
          <table:table-cell office:value-type="float" office:value="0.1722082" calcext:value-type="float">
            <text:p>0.1722082</text:p>
          </table:table-cell>
          <table:table-cell office:value-type="float" office:value="0.2484682" calcext:value-type="float">
            <text:p>0.2484682</text:p>
          </table:table-cell>
          <table:table-cell office:value-type="float" office:value="0.1834094" calcext:value-type="float">
            <text:p>0.1834094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4779288" calcext:value-type="float">
            <text:p>0.4779288</text:p>
          </table:table-cell>
          <table:table-cell office:value-type="float" office:value="0.5820688" calcext:value-type="float">
            <text:p>0.5820688</text:p>
          </table:table-cell>
          <table:table-cell office:value-type="float" office:value="0.6233394" calcext:value-type="float">
            <text:p>0.6233394</text:p>
          </table:table-cell>
          <table:table-cell office:value-type="float" office:value="1.3782887" calcext:value-type="float">
            <text:p>1.3782887</text:p>
          </table:table-cell>
          <table:table-cell office:value-type="float" office:value="0.92004" calcext:value-type="float">
            <text:p>0.92004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2:46</text:p>
          </table:table-cell>
          <table:table-cell office:value-type="float" office:value="-0.0027567" calcext:value-type="float">
            <text:p>-0.0027567</text:p>
          </table:table-cell>
          <table:table-cell office:value-type="float" office:value="0.7000994" calcext:value-type="float">
            <text:p>0.7000994</text:p>
          </table:table-cell>
          <table:table-cell office:value-type="float" office:value="0.6973428" calcext:value-type="float">
            <text:p>0.6973428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69212" calcext:value-type="float">
            <text:p>0.0369212</text:p>
          </table:table-cell>
          <table:table-cell office:value-type="float" office:value="7" calcext:value-type="float">
            <text:p>7</text:p>
          </table:table-cell>
          <table:table-cell office:value-type="float" office:value="1.44142878055573" calcext:value-type="float">
            <text:p>1.44142878055573</text:p>
          </table:table-cell>
          <table:table-cell office:value-type="float" office:value="0.0453788004815578" calcext:value-type="float">
            <text:p>0.0453788004815578</text:p>
          </table:table-cell>
          <table:table-cell office:value-type="float" office:value="1.39604998007417" calcext:value-type="float">
            <text:p>1.39604998007417</text:p>
          </table:table-cell>
          <table:table-cell office:value-type="float" office:value="0.456170911714435" calcext:value-type="float">
            <text:p>0.456170911714435</text:p>
          </table:table-cell>
          <table:table-cell office:value-type="float" office:value="0.459270016347313" calcext:value-type="float">
            <text:p>0.459270016347313</text:p>
          </table:table-cell>
          <table:table-cell office:value-type="float" office:value="0.0879646800458431" calcext:value-type="float">
            <text:p>0.0879646800458431</text:p>
          </table:table-cell>
          <table:table-cell office:value-type="float" office:value="0.824377143383026" calcext:value-type="float">
            <text:p>0.824377143383026</text:p>
          </table:table-cell>
          <table:table-cell office:value-type="float" office:value="0.736412463337183" calcext:value-type="float">
            <text:p>0.736412463337183</text:p>
          </table:table-cell>
          <table:table-cell office:value-type="float" office:value="0.0453788" calcext:value-type="float">
            <text:p>0.0453788</text:p>
          </table:table-cell>
          <table:table-cell office:value-type="float" office:value="0.0724388" calcext:value-type="float">
            <text:p>0.0724388</text:p>
          </table:table-cell>
          <table:table-cell office:value-type="float" office:value="0.0803682" calcext:value-type="float">
            <text:p>0.0803682</text:p>
          </table:table-cell>
          <table:table-cell office:value-type="float" office:value="0.1353082" calcext:value-type="float">
            <text:p>0.1353082</text:p>
          </table:table-cell>
          <table:table-cell office:value-type="float" office:value="0.1063294" calcext:value-type="float">
            <text:p>0.1063294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5299988" calcext:value-type="float">
            <text:p>0.5299988</text:p>
          </table:table-cell>
          <table:table-cell office:value-type="float" office:value="0.6230688" calcext:value-type="float">
            <text:p>0.6230688</text:p>
          </table:table-cell>
          <table:table-cell office:value-type="float" office:value="0.6573694" calcext:value-type="float">
            <text:p>0.6573694</text:p>
          </table:table-cell>
          <table:table-cell office:value-type="float" office:value="1.4414288" calcext:value-type="float">
            <text:p>1.4414288</text:p>
          </table:table-cell>
          <table:table-cell office:value-type="float" office:value="0.87002" calcext:value-type="float">
            <text:p>0.87002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</table:table-row>
        <table:table-row table:style-name="ro1">
          <table:table-cell office:value-type="string" calcext:value-type="string">
            <text:p>x_plus_9</text:p>
          </table:table-cell>
          <table:table-cell office:value-type="float" office:value="0.009" calcext:value-type="float">
            <text:p>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2:59</text:p>
          </table:table-cell>
          <table:table-cell office:value-type="float" office:value="-0.0027261" calcext:value-type="float">
            <text:p>-0.0027261</text:p>
          </table:table-cell>
          <table:table-cell office:value-type="float" office:value="0.7010999" calcext:value-type="float">
            <text:p>0.7010999</text:p>
          </table:table-cell>
          <table:table-cell office:value-type="float" office:value="0.6983739" calcext:value-type="float">
            <text:p>0.6983739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370265" calcext:value-type="float">
            <text:p>0.0370265</text:p>
          </table:table-cell>
          <table:table-cell office:value-type="float" office:value="7" calcext:value-type="float">
            <text:p>7</text:p>
          </table:table-cell>
          <table:table-cell office:value-type="float" office:value="1.45003879070282" calcext:value-type="float">
            <text:p>1.45003879070282</text:p>
          </table:table-cell>
          <table:table-cell office:value-type="float" office:value="0.0265187993645668" calcext:value-type="float">
            <text:p>0.0265187993645668</text:p>
          </table:table-cell>
          <table:table-cell office:value-type="float" office:value="1.42351999133825" calcext:value-type="float">
            <text:p>1.42351999133825</text:p>
          </table:table-cell>
          <table:table-cell office:value-type="float" office:value="0.455268922075629" calcext:value-type="float">
            <text:p>0.455268922075629</text:p>
          </table:table-cell>
          <table:table-cell office:value-type="float" office:value="0.464049568491014" calcext:value-type="float">
            <text:p>0.464049568491014</text:p>
          </table:table-cell>
          <table:table-cell office:value-type="float" office:value="0.0847666792571545" calcext:value-type="float">
            <text:p>0.0847666792571545</text:p>
          </table:table-cell>
          <table:table-cell office:value-type="float" office:value="0.825771164894104" calcext:value-type="float">
            <text:p>0.825771164894104</text:p>
          </table:table-cell>
          <table:table-cell office:value-type="float" office:value="0.74100448563695" calcext:value-type="float">
            <text:p>0.74100448563695</text:p>
          </table:table-cell>
          <table:table-cell office:value-type="float" office:value="0.0265188" calcext:value-type="float">
            <text:p>0.0265188</text:p>
          </table:table-cell>
          <table:table-cell office:value-type="float" office:value="0.0564488" calcext:value-type="float">
            <text:p>0.0564488</text:p>
          </table:table-cell>
          <table:table-cell office:value-type="float" office:value="0.0758582" calcext:value-type="float">
            <text:p>0.0758582</text:p>
          </table:table-cell>
          <table:table-cell office:value-type="float" office:value="0.1484282" calcext:value-type="float">
            <text:p>0.1484282</text:p>
          </table:table-cell>
          <table:table-cell office:value-type="float" office:value="0.1165794" calcext:value-type="float">
            <text:p>0.1165794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5185188" calcext:value-type="float">
            <text:p>0.5185188</text:p>
          </table:table-cell>
          <table:table-cell office:value-type="float" office:value="0.6197888" calcext:value-type="float">
            <text:p>0.6197888</text:p>
          </table:table-cell>
          <table:table-cell office:value-type="float" office:value="0.6622894" calcext:value-type="float">
            <text:p>0.6622894</text:p>
          </table:table-cell>
          <table:table-cell office:value-type="float" office:value="1.4500388" calcext:value-type="float">
            <text:p>1.4500388</text:p>
          </table:table-cell>
          <table:table-cell office:value-type="float" office:value="0.87822" calcext:value-type="float">
            <text:p>0.87822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9" calcext:value-type="float">
            <text:p>0.2472039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529014" calcext:value-type="float">
            <text:p>0.052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14" calcext:value-type="float">
            <text:p>0.0529014</text:p>
          </table:table-cell>
        </table:table-row>
        <table:table-row table:style-name="ro1">
          <table:table-cell office:value-type="string" calcext:value-type="string">
            <text:p>x_plus_1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3:1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20935" calcext:value-type="float">
            <text:p>0.7020935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31967" calcext:value-type="float">
            <text:p>0.0331967</text:p>
          </table:table-cell>
          <table:table-cell office:value-type="float" office:value="5" calcext:value-type="float">
            <text:p>5</text:p>
          </table:table-cell>
          <table:table-cell office:value-type="float" office:value="0.576738774776459" calcext:value-type="float">
            <text:p>0.576738774776459</text:p>
          </table:table-cell>
          <table:table-cell office:value-type="float" office:value="-0.0229518003761768" calcext:value-type="float">
            <text:p>-0.0229518003761768</text:p>
          </table:table-cell>
          <table:table-cell office:value-type="float" office:value="0.599690575152636" calcext:value-type="float">
            <text:p>0.599690575152636</text:p>
          </table:table-cell>
          <table:table-cell office:value-type="float" office:value="0.234606916457415" calcext:value-type="float">
            <text:p>0.234606916457415</text:p>
          </table:table-cell>
          <table:table-cell office:value-type="float" office:value="0.265283764405251" calcext:value-type="float">
            <text:p>0.265283764405251</text:p>
          </table:table-cell>
          <table:table-cell office:value-type="float" office:value="-0.00772932022809982" calcext:value-type="float">
            <text:p>-0.00772932022809982</text:p>
          </table:table-cell>
          <table:table-cell office:value-type="float" office:value="0.476943153142929" calcext:value-type="float">
            <text:p>0.476943153142929</text:p>
          </table:table-cell>
          <table:table-cell office:value-type="float" office:value="0.484672473371029" calcext:value-type="float">
            <text:p>0.484672473371029</text:p>
          </table:table-cell>
          <table:table-cell office:value-type="float" office:value="0.0027388" calcext:value-type="float">
            <text:p>0.0027388</text:p>
          </table:table-cell>
          <table:table-cell office:value-type="float" office:value="0.0010988" calcext:value-type="float">
            <text:p>0.0010988</text:p>
          </table:table-cell>
          <table:table-cell office:value-type="float" office:value="-0.0163918" calcext:value-type="float">
            <text:p>-0.0163918</text:p>
          </table:table-cell>
          <table:table-cell office:value-type="float" office:value="-0.0229518" calcext:value-type="float">
            <text:p>-0.0229518</text:p>
          </table:table-cell>
          <table:table-cell office:value-type="float" office:value="-0.0031406" calcext:value-type="float">
            <text:p>-0.0031406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5767388" calcext:value-type="float">
            <text:p>0.5767388</text:p>
          </table:table-cell>
          <table:table-cell office:value-type="float" office:value="0.5053988" calcext:value-type="float">
            <text:p>0.5053988</text:p>
          </table:table-cell>
          <table:table-cell office:value-type="float" office:value="0.4048094" calcext:value-type="float">
            <text:p>0.4048094</text:p>
          </table:table-cell>
          <table:table-cell office:value-type="float" office:value="0.5673088" calcext:value-type="float">
            <text:p>0.5673088</text:p>
          </table:table-cell>
          <table:table-cell office:value-type="float" office:value="0.33046" calcext:value-type="float">
            <text:p>0.33046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7051936" calcext:value-type="float">
            <text:p>0.7051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7051934" calcext:value-type="float">
            <text:p>0.7051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6989934" calcext:value-type="float">
            <text:p>0.6989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3:24</text:p>
          </table:table-cell>
          <table:table-cell office:value-type="float" office:value="0.0003756" calcext:value-type="float">
            <text:p>0.0003756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07205" calcext:value-type="float">
            <text:p>0.6907205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82794" calcext:value-type="float">
            <text:p>0.0382794</text:p>
          </table:table-cell>
          <table:table-cell office:value-type="float" office:value="10" calcext:value-type="float">
            <text:p>10</text:p>
          </table:table-cell>
          <table:table-cell office:value-type="float" office:value="0.955709993839264" calcext:value-type="float">
            <text:p>0.955709993839264</text:p>
          </table:table-cell>
          <table:table-cell office:value-type="float" office:value="0.218398794531822" calcext:value-type="float">
            <text:p>0.218398794531822</text:p>
          </table:table-cell>
          <table:table-cell office:value-type="float" office:value="0.737311199307442" calcext:value-type="float">
            <text:p>0.737311199307442</text:p>
          </table:table-cell>
          <table:table-cell office:value-type="float" office:value="0.52377991527319" calcext:value-type="float">
            <text:p>0.52377991527319</text:p>
          </table:table-cell>
          <table:table-cell office:value-type="float" office:value="0.277917652052152" calcext:value-type="float">
            <text:p>0.277917652052152</text:p>
          </table:table-cell>
          <table:table-cell office:value-type="float" office:value="0.460326674580574" calcext:value-type="float">
            <text:p>0.460326674580574</text:p>
          </table:table-cell>
          <table:table-cell office:value-type="float" office:value="0.587233155965805" calcext:value-type="float">
            <text:p>0.587233155965805</text:p>
          </table:table-cell>
          <table:table-cell office:value-type="float" office:value="0.126906481385231" calcext:value-type="float">
            <text:p>0.126906481385231</text:p>
          </table:table-cell>
          <table:table-cell office:value-type="float" office:value="0.2183988" calcext:value-type="float">
            <text:p>0.2183988</text:p>
          </table:table-cell>
          <table:table-cell office:value-type="float" office:value="0.2782588" calcext:value-type="float">
            <text:p>0.2782588</text:p>
          </table:table-cell>
          <table:table-cell office:value-type="float" office:value="0.3423582" calcext:value-type="float">
            <text:p>0.3423582</text:p>
          </table:table-cell>
          <table:table-cell office:value-type="float" office:value="0.7056182" calcext:value-type="float">
            <text:p>0.7056182</text:p>
          </table:table-cell>
          <table:table-cell office:value-type="float" office:value="0.7569994" calcext:value-type="float">
            <text:p>0.7569994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2913788" calcext:value-type="float">
            <text:p>0.2913788</text:p>
          </table:table-cell>
          <table:table-cell office:value-type="float" office:value="0.3766588" calcext:value-type="float">
            <text:p>0.3766588</text:p>
          </table:table-cell>
          <table:table-cell office:value-type="float" office:value="0.4072694" calcext:value-type="float">
            <text:p>0.4072694</text:p>
          </table:table-cell>
          <table:table-cell office:value-type="float" office:value="0.9051488" calcext:value-type="float">
            <text:p>0.9051488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-0.00984" calcext:value-type="float">
            <text:p>-0.00984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94196" calcext:value-type="float">
            <text:p>0.6941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87996" calcext:value-type="float">
            <text:p>0.6879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3:37</text:p>
          </table:table-cell>
          <table:table-cell office:value-type="float" office:value="0.0005933" calcext:value-type="float">
            <text:p>0.0005933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6919" calcext:value-type="float">
            <text:p>0.6906919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72694" calcext:value-type="float">
            <text:p>0.0372694</text:p>
          </table:table-cell>
          <table:table-cell office:value-type="float" office:value="10" calcext:value-type="float">
            <text:p>10</text:p>
          </table:table-cell>
          <table:table-cell office:value-type="float" office:value="0.892578184604645" calcext:value-type="float">
            <text:p>0.892578184604645</text:p>
          </table:table-cell>
          <table:table-cell office:value-type="float" office:value="0.253658801317215" calcext:value-type="float">
            <text:p>0.253658801317215</text:p>
          </table:table-cell>
          <table:table-cell office:value-type="float" office:value="0.63891938328743" calcext:value-type="float">
            <text:p>0.63891938328743</text:p>
          </table:table-cell>
          <table:table-cell office:value-type="float" office:value="0.483558917045593" calcext:value-type="float">
            <text:p>0.483558917045593</text:p>
          </table:table-cell>
          <table:table-cell office:value-type="float" office:value="0.226669478334652" calcext:value-type="float">
            <text:p>0.226669478334652</text:p>
          </table:table-cell>
          <table:table-cell office:value-type="float" office:value="0.576110672950745" calcext:value-type="float">
            <text:p>0.576110672950745</text:p>
          </table:table-cell>
          <table:table-cell office:value-type="float" office:value="0.391007161140442" calcext:value-type="float">
            <text:p>0.391007161140442</text:p>
          </table:table-cell>
          <table:table-cell office:value-type="float" office:value="0.185103511810303" calcext:value-type="float">
            <text:p>0.185103511810303</text:p>
          </table:table-cell>
          <table:table-cell office:value-type="float" office:value="0.3143388" calcext:value-type="float">
            <text:p>0.3143388</text:p>
          </table:table-cell>
          <table:table-cell office:value-type="float" office:value="0.3873188" calcext:value-type="float">
            <text:p>0.3873188</text:p>
          </table:table-cell>
          <table:table-cell office:value-type="float" office:value="0.4596182" calcext:value-type="float">
            <text:p>0.4596182</text:p>
          </table:table-cell>
          <table:table-cell office:value-type="float" office:value="0.8925782" calcext:value-type="float">
            <text:p>0.8925782</text:p>
          </table:table-cell>
          <table:table-cell office:value-type="float" office:value="0.8266994" calcext:value-type="float">
            <text:p>0.8266994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2536588" calcext:value-type="float">
            <text:p>0.2536588</text:p>
          </table:table-cell>
          <table:table-cell office:value-type="float" office:value="0.2954788" calcext:value-type="float">
            <text:p>0.2954788</text:p>
          </table:table-cell>
          <table:table-cell office:value-type="float" office:value="0.3031294" calcext:value-type="float">
            <text:p>0.3031294</text:p>
          </table:table-cell>
          <table:table-cell office:value-type="float" office:value="0.6181488" calcext:value-type="float">
            <text:p>0.6181488</text:p>
          </table:table-cell>
          <table:table-cell office:value-type="float" office:value="0.48462" calcext:value-type="float">
            <text:p>0.48462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3:49</text:p>
          </table:table-cell>
          <table:table-cell office:value-type="float" office:value="0.0011913" calcext:value-type="float">
            <text:p>0.0011913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902851" calcext:value-type="float">
            <text:p>0.6902851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67596" calcext:value-type="float">
            <text:p>0.0367596</text:p>
          </table:table-cell>
          <table:table-cell office:value-type="float" office:value="10" calcext:value-type="float">
            <text:p>10</text:p>
          </table:table-cell>
          <table:table-cell office:value-type="float" office:value="0.962278187274933" calcext:value-type="float">
            <text:p>0.962278187274933</text:p>
          </table:table-cell>
          <table:table-cell office:value-type="float" office:value="0.204458802938461" calcext:value-type="float">
            <text:p>0.204458802938461</text:p>
          </table:table-cell>
          <table:table-cell office:value-type="float" office:value="0.757819384336472" calcext:value-type="float">
            <text:p>0.757819384336472</text:p>
          </table:table-cell>
          <table:table-cell office:value-type="float" office:value="0.45379291921854" calcext:value-type="float">
            <text:p>0.45379291921854</text:p>
          </table:table-cell>
          <table:table-cell office:value-type="float" office:value="0.256444989910404" calcext:value-type="float">
            <text:p>0.256444989910404</text:p>
          </table:table-cell>
          <table:table-cell office:value-type="float" office:value="0.628180676698685" calcext:value-type="float">
            <text:p>0.628180676698685</text:p>
          </table:table-cell>
          <table:table-cell office:value-type="float" office:value="0.279405161738396" calcext:value-type="float">
            <text:p>0.279405161738396</text:p>
          </table:table-cell>
          <table:table-cell office:value-type="float" office:value="0.348775514960289" calcext:value-type="float">
            <text:p>0.348775514960289</text:p>
          </table:table-cell>
          <table:table-cell office:value-type="float" office:value="0.3836288" calcext:value-type="float">
            <text:p>0.3836288</text:p>
          </table:table-cell>
          <table:table-cell office:value-type="float" office:value="0.4492288" calcext:value-type="float">
            <text:p>0.4492288</text:p>
          </table:table-cell>
          <table:table-cell office:value-type="float" office:value="0.5125082" calcext:value-type="float">
            <text:p>0.5125082</text:p>
          </table:table-cell>
          <table:table-cell office:value-type="float" office:value="0.9622782" calcext:value-type="float">
            <text:p>0.9622782</text:p>
          </table:table-cell>
          <table:table-cell office:value-type="float" office:value="0.8332594" calcext:value-type="float">
            <text:p>0.8332594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2044588" calcext:value-type="float">
            <text:p>0.2044588</text:p>
          </table:table-cell>
          <table:table-cell office:value-type="float" office:value="0.2421788" calcext:value-type="float">
            <text:p>0.2421788</text:p>
          </table:table-cell>
          <table:table-cell office:value-type="float" office:value="0.2248194" calcext:value-type="float">
            <text:p>0.2248194</text:p>
          </table:table-cell>
          <table:table-cell office:value-type="float" office:value="0.4127388" calcext:value-type="float">
            <text:p>0.4127388</text:p>
          </table:table-cell>
          <table:table-cell office:value-type="float" office:value="0.31283" calcext:value-type="float">
            <text:p>0.31283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4:02</text:p>
          </table:table-cell>
          <table:table-cell office:value-type="float" office:value="0.0016659" calcext:value-type="float">
            <text:p>0.0016659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897593" calcext:value-type="float">
            <text:p>0.6897593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61613" calcext:value-type="float">
            <text:p>0.0361613</text:p>
          </table:table-cell>
          <table:table-cell office:value-type="float" office:value="10" calcext:value-type="float">
            <text:p>10</text:p>
          </table:table-cell>
          <table:table-cell office:value-type="float" office:value="1.05083823204041" calcext:value-type="float">
            <text:p>1.05083823204041</text:p>
          </table:table-cell>
          <table:table-cell office:value-type="float" office:value="0.142958804965019" calcext:value-type="float">
            <text:p>0.142958804965019</text:p>
          </table:table-cell>
          <table:table-cell office:value-type="float" office:value="0.907879427075386" calcext:value-type="float">
            <text:p>0.907879427075386</text:p>
          </table:table-cell>
          <table:table-cell office:value-type="float" office:value="0.40155892521143" calcext:value-type="float">
            <text:p>0.40155892521143</text:p>
          </table:table-cell>
          <table:table-cell office:value-type="float" office:value="0.286469154213161" calcext:value-type="float">
            <text:p>0.286469154213161</text:p>
          </table:table-cell>
          <table:table-cell office:value-type="float" office:value="0.617356687784195" calcext:value-type="float">
            <text:p>0.617356687784195</text:p>
          </table:table-cell>
          <table:table-cell office:value-type="float" office:value="0.185761162638664" calcext:value-type="float">
            <text:p>0.185761162638664</text:p>
          </table:table-cell>
          <table:table-cell office:value-type="float" office:value="0.431595525145531" calcext:value-type="float">
            <text:p>0.431595525145531</text:p>
          </table:table-cell>
          <table:table-cell office:value-type="float" office:value="0.3987988" calcext:value-type="float">
            <text:p>0.3987988</text:p>
          </table:table-cell>
          <table:table-cell office:value-type="float" office:value="0.4631688" calcext:value-type="float">
            <text:p>0.4631688</text:p>
          </table:table-cell>
          <table:table-cell office:value-type="float" office:value="0.5412082" calcext:value-type="float">
            <text:p>0.5412082</text:p>
          </table:table-cell>
          <table:table-cell office:value-type="float" office:value="1.0508382" calcext:value-type="float">
            <text:p>1.0508382</text:p>
          </table:table-cell>
          <table:table-cell office:value-type="float" office:value="0.6327694" calcext:value-type="float">
            <text:p>0.6327694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1429588" calcext:value-type="float">
            <text:p>0.1429588</text:p>
          </table:table-cell>
          <table:table-cell office:value-type="float" office:value="0.1827288" calcext:value-type="float">
            <text:p>0.1827288</text:p>
          </table:table-cell>
          <table:table-cell office:value-type="float" office:value="0.1653694" calcext:value-type="float">
            <text:p>0.1653694</text:p>
          </table:table-cell>
          <table:table-cell office:value-type="float" office:value="0.2573488" calcext:value-type="float">
            <text:p>0.2573488</text:p>
          </table:table-cell>
          <table:table-cell office:value-type="float" office:value="0.1804" calcext:value-type="float">
            <text:p>0.1804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4:15</text:p>
          </table:table-cell>
          <table:table-cell office:value-type="float" office:value="0.0018819" calcext:value-type="float">
            <text:p>0.0018819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89787" calcext:value-type="float">
            <text:p>0.688978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58578" calcext:value-type="float">
            <text:p>0.0358578</text:p>
          </table:table-cell>
          <table:table-cell office:value-type="float" office:value="10" calcext:value-type="float">
            <text:p>10</text:p>
          </table:table-cell>
          <table:table-cell office:value-type="float" office:value="0.994258224964142" calcext:value-type="float">
            <text:p>0.994258224964142</text:p>
          </table:table-cell>
          <table:table-cell office:value-type="float" office:value="0.120408803224564" calcext:value-type="float">
            <text:p>0.120408803224564</text:p>
          </table:table-cell>
          <table:table-cell office:value-type="float" office:value="0.873849421739578" calcext:value-type="float">
            <text:p>0.873849421739578</text:p>
          </table:table-cell>
          <table:table-cell office:value-type="float" office:value="0.360066924989223" calcext:value-type="float">
            <text:p>0.360066924989223</text:p>
          </table:table-cell>
          <table:table-cell office:value-type="float" office:value="0.281009836886715" calcext:value-type="float">
            <text:p>0.281009836886715</text:p>
          </table:table-cell>
          <table:table-cell office:value-type="float" office:value="0.578652691841125" calcext:value-type="float">
            <text:p>0.578652691841125</text:p>
          </table:table-cell>
          <table:table-cell office:value-type="float" office:value="0.141481158137321" calcext:value-type="float">
            <text:p>0.141481158137321</text:p>
          </table:table-cell>
          <table:table-cell office:value-type="float" office:value="0.437171533703804" calcext:value-type="float">
            <text:p>0.437171533703804</text:p>
          </table:table-cell>
          <table:table-cell office:value-type="float" office:value="0.4024888" calcext:value-type="float">
            <text:p>0.4024888</text:p>
          </table:table-cell>
          <table:table-cell office:value-type="float" office:value="0.4369288" calcext:value-type="float">
            <text:p>0.4369288</text:p>
          </table:table-cell>
          <table:table-cell office:value-type="float" office:value="0.4997982" calcext:value-type="float">
            <text:p>0.4997982</text:p>
          </table:table-cell>
          <table:table-cell office:value-type="float" office:value="0.9942582" calcext:value-type="float">
            <text:p>0.9942582</text:p>
          </table:table-cell>
          <table:table-cell office:value-type="float" office:value="0.5597894" calcext:value-type="float">
            <text:p>0.5597894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1204088" calcext:value-type="float">
            <text:p>0.1204088</text:p>
          </table:table-cell>
          <table:table-cell office:value-type="float" office:value="0.1511588" calcext:value-type="float">
            <text:p>0.1511588</text:p>
          </table:table-cell>
          <table:table-cell office:value-type="float" office:value="0.1333894" calcext:value-type="float">
            <text:p>0.1333894</text:p>
          </table:table-cell>
          <table:table-cell office:value-type="float" office:value="0.1802688" calcext:value-type="float">
            <text:p>0.1802688</text:p>
          </table:table-cell>
          <table:table-cell office:value-type="float" office:value="0.12218" calcext:value-type="float">
            <text:p>0.12218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901967" calcext:value-type="float">
            <text:p>0.6901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839967" calcext:value-type="float">
            <text:p>0.6839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4:28</text:p>
          </table:table-cell>
          <table:table-cell office:value-type="float" office:value="0.0028627" calcext:value-type="float">
            <text:p>0.0028627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8951" calcext:value-type="float">
            <text:p>0.688951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58194" calcext:value-type="float">
            <text:p>0.0358194</text:p>
          </table:table-cell>
          <table:table-cell office:value-type="float" office:value="6" calcext:value-type="float">
            <text:p>6</text:p>
          </table:table-cell>
          <table:table-cell office:value-type="float" office:value="0.981138229370117" calcext:value-type="float">
            <text:p>0.981138229370117</text:p>
          </table:table-cell>
          <table:table-cell office:value-type="float" office:value="0.0673794001340866" calcext:value-type="float">
            <text:p>0.0673794001340866</text:p>
          </table:table-cell>
          <table:table-cell office:value-type="float" office:value="0.913758829236031" calcext:value-type="float">
            <text:p>0.913758829236031</text:p>
          </table:table-cell>
          <table:table-cell office:value-type="float" office:value="0.324150922894478" calcext:value-type="float">
            <text:p>0.324150922894478</text:p>
          </table:table-cell>
          <table:table-cell office:value-type="float" office:value="0.29870891658646" calcext:value-type="float">
            <text:p>0.29870891658646</text:p>
          </table:table-cell>
          <table:table-cell office:value-type="float" office:value="0.566024684906006" calcext:value-type="float">
            <text:p>0.566024684906006</text:p>
          </table:table-cell>
          <table:table-cell office:value-type="float" office:value="0.0822771608829498" calcext:value-type="float">
            <text:p>0.0822771608829498</text:p>
          </table:table-cell>
          <table:table-cell office:value-type="float" office:value="0.483747524023056" calcext:value-type="float">
            <text:p>0.483747524023056</text:p>
          </table:table-cell>
          <table:table-cell office:value-type="float" office:value="0.4500488" calcext:value-type="float">
            <text:p>0.4500488</text:p>
          </table:table-cell>
          <table:table-cell office:value-type="float" office:value="0.4385688" calcext:value-type="float">
            <text:p>0.4385688</text:p>
          </table:table-cell>
          <table:table-cell office:value-type="float" office:value="0.4772482" calcext:value-type="float">
            <text:p>0.4772482</text:p>
          </table:table-cell>
          <table:table-cell office:value-type="float" office:value="0.9811382" calcext:value-type="float">
            <text:p>0.9811382</text:p>
          </table:table-cell>
          <table:table-cell office:value-type="float" office:value="0.4831194" calcext:value-type="float">
            <text:p>0.4831194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732588" calcext:value-type="float">
            <text:p>0.0732588</text:p>
          </table:table-cell>
          <table:table-cell office:value-type="float" office:value="0.0794088" calcext:value-type="float">
            <text:p>0.0794088</text:p>
          </table:table-cell>
          <table:table-cell office:value-type="float" office:value="0.0673794" calcext:value-type="float">
            <text:p>0.0673794</text:p>
          </table:table-cell>
          <table:table-cell office:value-type="float" office:value="0.1126188" calcext:value-type="float">
            <text:p>0.1126188</text:p>
          </table:table-cell>
          <table:table-cell office:value-type="float" office:value="0.07872" calcext:value-type="float">
            <text:p>0.07872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4:4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6027" calcext:value-type="float">
            <text:p>0.0346027</text:p>
          </table:table-cell>
          <table:table-cell office:value-type="float" office:value="5" calcext:value-type="float">
            <text:p>5</text:p>
          </table:table-cell>
          <table:table-cell office:value-type="float" office:value="0.844608187675476" calcext:value-type="float">
            <text:p>0.844608187675476</text:p>
          </table:table-cell>
          <table:table-cell office:value-type="float" office:value="0.00669940002262592" calcext:value-type="float">
            <text:p>0.00669940002262592</text:p>
          </table:table-cell>
          <table:table-cell office:value-type="float" office:value="0.83790878765285" calcext:value-type="float">
            <text:p>0.83790878765285</text:p>
          </table:table-cell>
          <table:table-cell office:value-type="float" office:value="0.25805892162025" calcext:value-type="float">
            <text:p>0.25805892162025</text:p>
          </table:table-cell>
          <table:table-cell office:value-type="float" office:value="0.28110989847758" calcext:value-type="float">
            <text:p>0.28110989847758</text:p>
          </table:table-cell>
          <table:table-cell office:value-type="float" office:value="0.490338683128357" calcext:value-type="float">
            <text:p>0.490338683128357</text:p>
          </table:table-cell>
          <table:table-cell office:value-type="float" office:value="0.0257791601121426" calcext:value-type="float">
            <text:p>0.0257791601121426</text:p>
          </table:table-cell>
          <table:table-cell office:value-type="float" office:value="0.464559523016214" calcext:value-type="float">
            <text:p>0.464559523016214</text:p>
          </table:table-cell>
          <table:table-cell office:value-type="float" office:value="0.4574288" calcext:value-type="float">
            <text:p>0.4574288</text:p>
          </table:table-cell>
          <table:table-cell office:value-type="float" office:value="0.4147888" calcext:value-type="float">
            <text:p>0.4147888</text:p>
          </table:table-cell>
          <table:table-cell office:value-type="float" office:value="0.4325582" calcext:value-type="float">
            <text:p>0.4325582</text:p>
          </table:table-cell>
          <table:table-cell office:value-type="float" office:value="0.8446082" calcext:value-type="float">
            <text:p>0.8446082</text:p>
          </table:table-cell>
          <table:table-cell office:value-type="float" office:value="0.3023094" calcext:value-type="float">
            <text:p>0.3023094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281588" calcext:value-type="float">
            <text:p>0.0281588</text:p>
          </table:table-cell>
          <table:table-cell office:value-type="float" office:value="0.0195488" calcext:value-type="float">
            <text:p>0.0195488</text:p>
          </table:table-cell>
          <table:table-cell office:value-type="float" office:value="0.0066994" calcext:value-type="float">
            <text:p>0.0066994</text:p>
          </table:table-cell>
          <table:table-cell office:value-type="float" office:value="0.0359488" calcext:value-type="float">
            <text:p>0.0359488</text:p>
          </table:table-cell>
          <table:table-cell office:value-type="float" office:value="0.03854" calcext:value-type="float">
            <text:p>0.03854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0.6881995" calcext:value-type="float">
            <text:p>0.6881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  <table:table-cell office:value-type="float" office:value="0.6819995" calcext:value-type="float">
            <text:p>0.6819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4: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4097" calcext:value-type="float">
            <text:p>0.684097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14087" calcext:value-type="float">
            <text:p>0.0314087</text:p>
          </table:table-cell>
          <table:table-cell office:value-type="float" office:value="4" calcext:value-type="float">
            <text:p>4</text:p>
          </table:table-cell>
          <table:table-cell office:value-type="float" office:value="0.405498206615448" calcext:value-type="float">
            <text:p>0.405498206615448</text:p>
          </table:table-cell>
          <table:table-cell office:value-type="float" office:value="-0.0449605993926525" calcext:value-type="float">
            <text:p>-0.0449605993926525</text:p>
          </table:table-cell>
          <table:table-cell office:value-type="float" office:value="0.450458806008101" calcext:value-type="float">
            <text:p>0.450458806008101</text:p>
          </table:table-cell>
          <table:table-cell office:value-type="float" office:value="0.12911392073147" calcext:value-type="float">
            <text:p>0.12911392073147</text:p>
          </table:table-cell>
          <table:table-cell office:value-type="float" office:value="0.183447713723039" calcext:value-type="float">
            <text:p>0.183447713723039</text:p>
          </table:table-cell>
          <table:table-cell office:value-type="float" office:value="0.283370681107044" calcext:value-type="float">
            <text:p>0.283370681107044</text:p>
          </table:table-cell>
          <table:table-cell office:value-type="float" office:value="-0.0251428396441042" calcext:value-type="float">
            <text:p>-0.0251428396441042</text:p>
          </table:table-cell>
          <table:table-cell office:value-type="float" office:value="0.308513520751148" calcext:value-type="float">
            <text:p>0.308513520751148</text:p>
          </table:table-cell>
          <table:table-cell office:value-type="float" office:value="0.3647688" calcext:value-type="float">
            <text:p>0.3647688</text:p>
          </table:table-cell>
          <table:table-cell office:value-type="float" office:value="0.2999888" calcext:value-type="float">
            <text:p>0.2999888</text:p>
          </table:table-cell>
          <table:table-cell office:value-type="float" office:value="0.2665082" calcext:value-type="float">
            <text:p>0.2665082</text:p>
          </table:table-cell>
          <table:table-cell office:value-type="float" office:value="0.4054982" calcext:value-type="float">
            <text:p>0.4054982</text:p>
          </table:table-cell>
          <table:table-cell office:value-type="float" office:value="0.0800894" calcext:value-type="float">
            <text:p>0.0800894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-0.0161212" calcext:value-type="float">
            <text:p>-0.0161212</text:p>
          </table:table-cell>
          <table:table-cell office:value-type="float" office:value="-0.0333412" calcext:value-type="float">
            <text:p>-0.0333412</text:p>
          </table:table-cell>
          <table:table-cell office:value-type="float" office:value="-0.0449606" calcext:value-type="float">
            <text:p>-0.0449606</text:p>
          </table:table-cell>
          <table:table-cell office:value-type="float" office:value="-0.0353912" calcext:value-type="float">
            <text:p>-0.0353912</text:p>
          </table:table-cell>
          <table:table-cell office:value-type="float" office:value="0.0041" calcext:value-type="float">
            <text:p>0.0041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</table:table-row>
        <table:table-row table:style-name="ro1">
          <table:table-cell office:value-type="string" calcext:value-type="string">
            <text:p>x_minus_9</text:p>
          </table:table-cell>
          <table:table-cell office:value-type="float" office:value="-0.009" calcext:value-type="float">
            <text:p>-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5:0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30934" calcext:value-type="float">
            <text:p>0.6830934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48904" calcext:value-type="float">
            <text:p>0.0248904</text:p>
          </table:table-cell>
          <table:table-cell office:value-type="float" office:value="2" calcext:value-type="float">
            <text:p>2</text:p>
          </table:table-cell>
          <table:table-cell office:value-type="float" office:value="0.158948794007301" calcext:value-type="float">
            <text:p>0.158948794007301</text:p>
          </table:table-cell>
          <table:table-cell office:value-type="float" office:value="-0.0515206009149551" calcext:value-type="float">
            <text:p>-0.0515206009149551</text:p>
          </table:table-cell>
          <table:table-cell office:value-type="float" office:value="0.210469394922256" calcext:value-type="float">
            <text:p>0.210469394922256</text:p>
          </table:table-cell>
          <table:table-cell office:value-type="float" office:value="0.0267369186738506" calcext:value-type="float">
            <text:p>0.0267369186738506</text:p>
          </table:table-cell>
          <table:table-cell office:value-type="float" office:value="0.0791073703241006" calcext:value-type="float">
            <text:p>0.0791073703241006</text:p>
          </table:table-cell>
          <table:table-cell office:value-type="float" office:value="0.0858326779678464" calcext:value-type="float">
            <text:p>0.0858326779678464</text:p>
          </table:table-cell>
          <table:table-cell office:value-type="float" office:value="-0.0323588406201452" calcext:value-type="float">
            <text:p>-0.0323588406201452</text:p>
          </table:table-cell>
          <table:table-cell office:value-type="float" office:value="0.118191518587992" calcext:value-type="float">
            <text:p>0.118191518587992</text:p>
          </table:table-cell>
          <table:table-cell office:value-type="float" office:value="0.1589488" calcext:value-type="float">
            <text:p>0.1589488</text:p>
          </table:table-cell>
          <table:table-cell office:value-type="float" office:value="0.1478788" calcext:value-type="float">
            <text:p>0.1478788</text:p>
          </table:table-cell>
          <table:table-cell office:value-type="float" office:value="0.0705282" calcext:value-type="float">
            <text:p>0.0705282</text:p>
          </table:table-cell>
          <table:table-cell office:value-type="float" office:value="0.0635582" calcext:value-type="float">
            <text:p>0.0635582</text:p>
          </table:table-cell>
          <table:table-cell office:value-type="float" office:value="-0.0117506" calcext:value-type="float">
            <text:p>-0.0117506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-0.0267812" calcext:value-type="float">
            <text:p>-0.0267812</text:p>
          </table:table-cell>
          <table:table-cell office:value-type="float" office:value="-0.0435912" calcext:value-type="float">
            <text:p>-0.0435912</text:p>
          </table:table-cell>
          <table:table-cell office:value-type="float" office:value="-0.0515206" calcext:value-type="float">
            <text:p>-0.0515206</text:p>
          </table:table-cell>
          <table:table-cell office:value-type="float" office:value="-0.0435912" calcext:value-type="float">
            <text:p>-0.0435912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</table:table-row>
        <table:table-row table:style-name="ro1">
          <table:table-cell office:value-type="string" calcext:value-type="string">
            <text:p>x_minus_10</text:p>
          </table:table-cell>
          <table:table-cell office:value-type="float" office:value="-0.01" calcext:value-type="float">
            <text:p>-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5:3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20973" calcext:value-type="float">
            <text:p>0.6820973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7489" calcext:value-type="float">
            <text:p>0.0287489</text:p>
          </table:table-cell>
          <table:table-cell office:value-type="float" office:value="4" calcext:value-type="float">
            <text:p>4</text:p>
          </table:table-cell>
          <table:table-cell office:value-type="float" office:value="0.339168399572372" calcext:value-type="float">
            <text:p>0.339168399572372</text:p>
          </table:table-cell>
          <table:table-cell office:value-type="float" office:value="-0.172199994325638" calcext:value-type="float">
            <text:p>-0.172199994325638</text:p>
          </table:table-cell>
          <table:table-cell office:value-type="float" office:value="0.51136839389801" calcext:value-type="float">
            <text:p>0.51136839389801</text:p>
          </table:table-cell>
          <table:table-cell office:value-type="float" office:value="0.0242088623344898" calcext:value-type="float">
            <text:p>0.0242088623344898</text:p>
          </table:table-cell>
          <table:table-cell office:value-type="float" office:value="0.168392816207071" calcext:value-type="float">
            <text:p>0.168392816207071</text:p>
          </table:table-cell>
          <table:table-cell office:value-type="float" office:value="0.16923816204071" calcext:value-type="float">
            <text:p>0.16923816204071</text:p>
          </table:table-cell>
          <table:table-cell office:value-type="float" office:value="-0.120820437371731" calcext:value-type="float">
            <text:p>-0.120820437371731</text:p>
          </table:table-cell>
          <table:table-cell office:value-type="float" office:value="0.290058599412441" calcext:value-type="float">
            <text:p>0.290058599412441</text:p>
          </table:table-cell>
          <table:table-cell office:value-type="float" office:value="0.3391684" calcext:value-type="float">
            <text:p>0.3391684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0.16728" calcext:value-type="float">
            <text:p>0.16728</text:p>
          </table:table-cell>
          <table:table-cell office:value-type="float" office:value="0.1262062" calcext:value-type="float">
            <text:p>0.1262062</text:p>
          </table:table-cell>
          <table:table-cell office:value-type="float" office:value="0.0790562" calcext:value-type="float">
            <text:p>0.0790562</text:p>
          </table:table-cell>
          <table:table-cell office:value-type="float" office:value="0.0287246" calcext:value-type="float">
            <text:p>0.0287246</text:p>
          </table:table-cell>
          <table:table-cell office:value-type="float" office:value="-0.0832546" calcext:value-type="float">
            <text:p>-0.0832546</text:p>
          </table:table-cell>
          <table:table-cell office:value-type="float" office:value="-0.1328892" calcext:value-type="float">
            <text:p>-0.1328892</text:p>
          </table:table-cell>
          <table:table-cell office:value-type="float" office:value="-0.09635" calcext:value-type="float">
            <text:p>-0.09635</text:p>
          </table:table-cell>
          <table:table-cell office:value-type="float" office:value="-0.1194084" calcext:value-type="float">
            <text:p>-0.1194084</text:p>
          </table:table-cell>
          <table:table-cell office:value-type="float" office:value="-0.1722" calcext:value-type="float">
            <text:p>-0.1722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</table:table-row>
        <table:table-row table:style-name="ro1">
          <table:table-cell office:value-type="string" calcext:value-type="string">
            <text:p>y_plus_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35:32</text:p>
          </table:table-cell>
          <table:table-cell office:value-type="float" office:value="-0.0004278" calcext:value-type="float">
            <text:p>-0.0004278</text:p>
          </table:table-cell>
          <table:table-cell office:value-type="float" office:value="0.6920778" calcext:value-type="float">
            <text:p>0.6920778</text:p>
          </table:table-cell>
          <table:table-cell office:value-type="float" office:value="0.69165" calcext:value-type="float">
            <text:p>0.69165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80308" calcext:value-type="float">
            <text:p>0.0380308</text:p>
          </table:table-cell>
          <table:table-cell office:value-type="float" office:value="10" calcext:value-type="float">
            <text:p>10</text:p>
          </table:table-cell>
          <table:table-cell office:value-type="float" office:value="0.929748773574829" calcext:value-type="float">
            <text:p>0.929748773574829</text:p>
          </table:table-cell>
          <table:table-cell office:value-type="float" office:value="0.208968803286552" calcext:value-type="float">
            <text:p>0.208968803286552</text:p>
          </table:table-cell>
          <table:table-cell office:value-type="float" office:value="0.720779970288277" calcext:value-type="float">
            <text:p>0.720779970288277</text:p>
          </table:table-cell>
          <table:table-cell office:value-type="float" office:value="0.515374924242497" calcext:value-type="float">
            <text:p>0.515374924242497</text:p>
          </table:table-cell>
          <table:table-cell office:value-type="float" office:value="0.271097857683204" calcext:value-type="float">
            <text:p>0.271097857683204</text:p>
          </table:table-cell>
          <table:table-cell office:value-type="float" office:value="0.444254687428474" calcext:value-type="float">
            <text:p>0.444254687428474</text:p>
          </table:table-cell>
          <table:table-cell office:value-type="float" office:value="0.586495161056519" calcext:value-type="float">
            <text:p>0.586495161056519</text:p>
          </table:table-cell>
          <table:table-cell office:value-type="float" office:value="0.142240473628044" calcext:value-type="float">
            <text:p>0.142240473628044</text:p>
          </table:table-cell>
          <table:table-cell office:value-type="float" office:value="0.2089688" calcext:value-type="float">
            <text:p>0.2089688</text:p>
          </table:table-cell>
          <table:table-cell office:value-type="float" office:value="0.2749788" calcext:value-type="float">
            <text:p>0.2749788</text:p>
          </table:table-cell>
          <table:table-cell office:value-type="float" office:value="0.3501482" calcext:value-type="float">
            <text:p>0.3501482</text:p>
          </table:table-cell>
          <table:table-cell office:value-type="float" office:value="0.7683482" calcext:value-type="float">
            <text:p>0.7683482</text:p>
          </table:table-cell>
          <table:table-cell office:value-type="float" office:value="0.6188294" calcext:value-type="float">
            <text:p>0.6188294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3016288" calcext:value-type="float">
            <text:p>0.3016288</text:p>
          </table:table-cell>
          <table:table-cell office:value-type="float" office:value="0.3828088" calcext:value-type="float">
            <text:p>0.3828088</text:p>
          </table:table-cell>
          <table:table-cell office:value-type="float" office:value="0.4027594" calcext:value-type="float">
            <text:p>0.4027594</text:p>
          </table:table-cell>
          <table:table-cell office:value-type="float" office:value="0.9297488" calcext:value-type="float">
            <text:p>0.9297488</text:p>
          </table:table-cell>
          <table:table-cell office:value-type="float" office:value="0.91553" calcext:value-type="float">
            <text:p>0.91553</text:p>
          </table:table-cell>
          <table:table-cell office:value-type="float" office:value="-0.00861" calcext:value-type="float">
            <text:p>-0.008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</table:table-row>
        <table:table-row table:style-name="ro1">
          <table:table-cell office:value-type="string" calcext:value-type="string">
            <text:p>y_plus_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35:44</text:p>
          </table:table-cell>
          <table:table-cell office:value-type="float" office:value="-0.0004263" calcext:value-type="float">
            <text:p>-0.0004263</text:p>
          </table:table-cell>
          <table:table-cell office:value-type="float" office:value="0.6920962" calcext:value-type="float">
            <text:p>0.6920962</text:p>
          </table:table-cell>
          <table:table-cell office:value-type="float" office:value="0.6916699" calcext:value-type="float">
            <text:p>0.6916699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79313" calcext:value-type="float">
            <text:p>0.0379313</text:p>
          </table:table-cell>
          <table:table-cell office:value-type="float" office:value="10" calcext:value-type="float">
            <text:p>10</text:p>
          </table:table-cell>
          <table:table-cell office:value-type="float" office:value="0.948740005493164" calcext:value-type="float">
            <text:p>0.948740005493164</text:p>
          </table:table-cell>
          <table:table-cell office:value-type="float" office:value="0.233568802475929" calcext:value-type="float">
            <text:p>0.233568802475929</text:p>
          </table:table-cell>
          <table:table-cell office:value-type="float" office:value="0.715171203017235" calcext:value-type="float">
            <text:p>0.715171203017235</text:p>
          </table:table-cell>
          <table:table-cell office:value-type="float" office:value="0.521934925019741" calcext:value-type="float">
            <text:p>0.521934925019741</text:p>
          </table:table-cell>
          <table:table-cell office:value-type="float" office:value="0.265474685205473" calcext:value-type="float">
            <text:p>0.265474685205473</text:p>
          </table:table-cell>
          <table:table-cell office:value-type="float" office:value="0.450158682465553" calcext:value-type="float">
            <text:p>0.450158682465553</text:p>
          </table:table-cell>
          <table:table-cell office:value-type="float" office:value="0.593711167573929" calcext:value-type="float">
            <text:p>0.593711167573929</text:p>
          </table:table-cell>
          <table:table-cell office:value-type="float" office:value="0.143552485108376" calcext:value-type="float">
            <text:p>0.143552485108376</text:p>
          </table:table-cell>
          <table:table-cell office:value-type="float" office:value="0.2335688" calcext:value-type="float">
            <text:p>0.2335688</text:p>
          </table:table-cell>
          <table:table-cell office:value-type="float" office:value="0.2815388" calcext:value-type="float">
            <text:p>0.2815388</text:p>
          </table:table-cell>
          <table:table-cell office:value-type="float" office:value="0.3480982" calcext:value-type="float">
            <text:p>0.3480982</text:p>
          </table:table-cell>
          <table:table-cell office:value-type="float" office:value="0.7396482" calcext:value-type="float">
            <text:p>0.7396482</text:p>
          </table:table-cell>
          <table:table-cell office:value-type="float" office:value="0.6479394" calcext:value-type="float">
            <text:p>0.6479394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3217188" calcext:value-type="float">
            <text:p>0.3217188</text:p>
          </table:table-cell>
          <table:table-cell office:value-type="float" office:value="0.3897788" calcext:value-type="float">
            <text:p>0.3897788</text:p>
          </table:table-cell>
          <table:table-cell office:value-type="float" office:value="0.4039894" calcext:value-type="float">
            <text:p>0.4039894</text:p>
          </table:table-cell>
          <table:table-cell office:value-type="float" office:value="0.9043288" calcext:value-type="float">
            <text:p>0.9043288</text:p>
          </table:table-cell>
          <table:table-cell office:value-type="float" office:value="0.94874" calcext:value-type="float">
            <text:p>0.94874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</table:table-row>
        <table:table-row table:style-name="ro1">
          <table:table-cell office:value-type="string" calcext:value-type="string">
            <text:p>y_plus_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35:57</text:p>
          </table:table-cell>
          <table:table-cell office:value-type="float" office:value="-0.0005006" calcext:value-type="float">
            <text:p>-0.0005006</text:p>
          </table:table-cell>
          <table:table-cell office:value-type="float" office:value="0.692093" calcext:value-type="float">
            <text:p>0.692093</text:p>
          </table:table-cell>
          <table:table-cell office:value-type="float" office:value="0.6915924" calcext:value-type="float">
            <text:p>0.6915924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72165" calcext:value-type="float">
            <text:p>0.0372165</text:p>
          </table:table-cell>
          <table:table-cell office:value-type="float" office:value="10" calcext:value-type="float">
            <text:p>10</text:p>
          </table:table-cell>
          <table:table-cell office:value-type="float" office:value="0.88710880279541" calcext:value-type="float">
            <text:p>0.88710880279541</text:p>
          </table:table-cell>
          <table:table-cell office:value-type="float" office:value="0.263908803462982" calcext:value-type="float">
            <text:p>0.263908803462982</text:p>
          </table:table-cell>
          <table:table-cell office:value-type="float" office:value="0.623199999332428" calcext:value-type="float">
            <text:p>0.623199999332428</text:p>
          </table:table-cell>
          <table:table-cell office:value-type="float" office:value="0.505452919006348" calcext:value-type="float">
            <text:p>0.505452919006348</text:p>
          </table:table-cell>
          <table:table-cell office:value-type="float" office:value="0.226560029770155" calcext:value-type="float">
            <text:p>0.226560029770155</text:p>
          </table:table-cell>
          <table:table-cell office:value-type="float" office:value="0.423836678266525" calcext:value-type="float">
            <text:p>0.423836678266525</text:p>
          </table:table-cell>
          <table:table-cell office:value-type="float" office:value="0.58706915974617" calcext:value-type="float">
            <text:p>0.58706915974617</text:p>
          </table:table-cell>
          <table:table-cell office:value-type="float" office:value="0.163232481479645" calcext:value-type="float">
            <text:p>0.163232481479645</text:p>
          </table:table-cell>
          <table:table-cell office:value-type="float" office:value="0.2639088" calcext:value-type="float">
            <text:p>0.2639088</text:p>
          </table:table-cell>
          <table:table-cell office:value-type="float" office:value="0.2827688" calcext:value-type="float">
            <text:p>0.2827688</text:p>
          </table:table-cell>
          <table:table-cell office:value-type="float" office:value="0.3386682" calcext:value-type="float">
            <text:p>0.3386682</text:p>
          </table:table-cell>
          <table:table-cell office:value-type="float" office:value="0.6822482" calcext:value-type="float">
            <text:p>0.6822482</text:p>
          </table:table-cell>
          <table:table-cell office:value-type="float" office:value="0.5515894" calcext:value-type="float">
            <text:p>0.5515894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3762488" calcext:value-type="float">
            <text:p>0.3762488</text:p>
          </table:table-cell>
          <table:table-cell office:value-type="float" office:value="0.4180688" calcext:value-type="float">
            <text:p>0.4180688</text:p>
          </table:table-cell>
          <table:table-cell office:value-type="float" office:value="0.4109594" calcext:value-type="float">
            <text:p>0.4109594</text:p>
          </table:table-cell>
          <table:table-cell office:value-type="float" office:value="0.8871088" calcext:value-type="float">
            <text:p>0.8871088</text:p>
          </table:table-cell>
          <table:table-cell office:value-type="float" office:value="0.84296" calcext:value-type="float">
            <text:p>0.84296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</table:table-row>
        <table:table-row table:style-name="ro1">
          <table:table-cell office:value-type="string" calcext:value-type="string">
            <text:p>y_minus_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36:10</text:p>
          </table:table-cell>
          <table:table-cell office:value-type="float" office:value="-0.0002298" calcext:value-type="float">
            <text:p>-0.0002298</text:p>
          </table:table-cell>
          <table:table-cell office:value-type="float" office:value="0.692098" calcext:value-type="float">
            <text:p>0.692098</text:p>
          </table:table-cell>
          <table:table-cell office:value-type="float" office:value="0.6918682" calcext:value-type="float">
            <text:p>0.6918682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83916" calcext:value-type="float">
            <text:p>0.0383916</text:p>
          </table:table-cell>
          <table:table-cell office:value-type="float" office:value="10" calcext:value-type="float">
            <text:p>10</text:p>
          </table:table-cell>
          <table:table-cell office:value-type="float" office:value="0.942868828773499" calcext:value-type="float">
            <text:p>0.942868828773499</text:p>
          </table:table-cell>
          <table:table-cell office:value-type="float" office:value="0.197898805141449" calcext:value-type="float">
            <text:p>0.197898805141449</text:p>
          </table:table-cell>
          <table:table-cell office:value-type="float" office:value="0.74497002363205" calcext:value-type="float">
            <text:p>0.74497002363205</text:p>
          </table:table-cell>
          <table:table-cell office:value-type="float" office:value="0.49647391885519" calcext:value-type="float">
            <text:p>0.49647391885519</text:p>
          </table:table-cell>
          <table:table-cell office:value-type="float" office:value="0.289222420109507" calcext:value-type="float">
            <text:p>0.289222420109507</text:p>
          </table:table-cell>
          <table:table-cell office:value-type="float" office:value="0.459670674800873" calcext:value-type="float">
            <text:p>0.459670674800873</text:p>
          </table:table-cell>
          <table:table-cell office:value-type="float" office:value="0.533277162909508" calcext:value-type="float">
            <text:p>0.533277162909508</text:p>
          </table:table-cell>
          <table:table-cell office:value-type="float" office:value="0.073606488108635" calcext:value-type="float">
            <text:p>0.073606488108635</text:p>
          </table:table-cell>
          <table:table-cell office:value-type="float" office:value="0.1978988" calcext:value-type="float">
            <text:p>0.1978988</text:p>
          </table:table-cell>
          <table:table-cell office:value-type="float" office:value="0.2659588" calcext:value-type="float">
            <text:p>0.2659588</text:p>
          </table:table-cell>
          <table:table-cell office:value-type="float" office:value="0.3714682" calcext:value-type="float">
            <text:p>0.3714682</text:p>
          </table:table-cell>
          <table:table-cell office:value-type="float" office:value="0.8696182" calcext:value-type="float">
            <text:p>0.8696182</text:p>
          </table:table-cell>
          <table:table-cell office:value-type="float" office:value="0.5934094" calcext:value-type="float">
            <text:p>0.5934094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2106088" calcext:value-type="float">
            <text:p>0.2106088</text:p>
          </table:table-cell>
          <table:table-cell office:value-type="float" office:value="0.3098288" calcext:value-type="float">
            <text:p>0.3098288</text:p>
          </table:table-cell>
          <table:table-cell office:value-type="float" office:value="0.3687294" calcext:value-type="float">
            <text:p>0.3687294</text:p>
          </table:table-cell>
          <table:table-cell office:value-type="float" office:value="0.9428688" calcext:value-type="float">
            <text:p>0.9428688</text:p>
          </table:table-cell>
          <table:table-cell office:value-type="float" office:value="0.83435" calcext:value-type="float">
            <text:p>0.83435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951981" calcext:value-type="float">
            <text:p>0.6951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889981" calcext:value-type="float">
            <text:p>0.6889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</table:table-row>
        <table:table-row table:style-name="ro1">
          <table:table-cell office:value-type="string" calcext:value-type="string">
            <text:p>y_minus_2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36:23</text:p>
          </table:table-cell>
          <table:table-cell office:value-type="float" office:value="-0.0002672" calcext:value-type="float">
            <text:p>-0.0002672</text:p>
          </table:table-cell>
          <table:table-cell office:value-type="float" office:value="0.692091" calcext:value-type="float">
            <text:p>0.692091</text:p>
          </table:table-cell>
          <table:table-cell office:value-type="float" office:value="0.6918239" calcext:value-type="float">
            <text:p>0.6918239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81828" calcext:value-type="float">
            <text:p>0.0381828</text:p>
          </table:table-cell>
          <table:table-cell office:value-type="float" office:value="10" calcext:value-type="float">
            <text:p>10</text:p>
          </table:table-cell>
          <table:table-cell office:value-type="float" office:value="0.958038806915283" calcext:value-type="float">
            <text:p>0.958038806915283</text:p>
          </table:table-cell>
          <table:table-cell office:value-type="float" office:value="0.17124879360199" calcext:value-type="float">
            <text:p>0.17124879360199</text:p>
          </table:table-cell>
          <table:table-cell office:value-type="float" office:value="0.786790013313293" calcext:value-type="float">
            <text:p>0.786790013313293</text:p>
          </table:table-cell>
          <table:table-cell office:value-type="float" office:value="0.471258914470673" calcext:value-type="float">
            <text:p>0.471258914470673</text:p>
          </table:table-cell>
          <table:table-cell office:value-type="float" office:value="0.285520235074516" calcext:value-type="float">
            <text:p>0.285520235074516</text:p>
          </table:table-cell>
          <table:table-cell office:value-type="float" office:value="0.430642673373222" calcext:value-type="float">
            <text:p>0.430642673373222</text:p>
          </table:table-cell>
          <table:table-cell office:value-type="float" office:value="0.511875155568123" calcext:value-type="float">
            <text:p>0.511875155568123</text:p>
          </table:table-cell>
          <table:table-cell office:value-type="float" office:value="0.0812324821949005" calcext:value-type="float">
            <text:p>0.0812324821949005</text:p>
          </table:table-cell>
          <table:table-cell office:value-type="float" office:value="0.1712488" calcext:value-type="float">
            <text:p>0.1712488</text:p>
          </table:table-cell>
          <table:table-cell office:value-type="float" office:value="0.2466888" calcext:value-type="float">
            <text:p>0.2466888</text:p>
          </table:table-cell>
          <table:table-cell office:value-type="float" office:value="0.3558882" calcext:value-type="float">
            <text:p>0.3558882</text:p>
          </table:table-cell>
          <table:table-cell office:value-type="float" office:value="0.8905282" calcext:value-type="float">
            <text:p>0.8905282</text:p>
          </table:table-cell>
          <table:table-cell office:value-type="float" office:value="0.4888594" calcext:value-type="float">
            <text:p>0.4888594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2052788" calcext:value-type="float">
            <text:p>0.2052788</text:p>
          </table:table-cell>
          <table:table-cell office:value-type="float" office:value="0.3069588" calcext:value-type="float">
            <text:p>0.3069588</text:p>
          </table:table-cell>
          <table:table-cell office:value-type="float" office:value="0.3736494" calcext:value-type="float">
            <text:p>0.3736494</text:p>
          </table:table-cell>
          <table:table-cell office:value-type="float" office:value="0.9580388" calcext:value-type="float">
            <text:p>0.9580388</text:p>
          </table:table-cell>
          <table:table-cell office:value-type="float" office:value="0.71545" calcext:value-type="float">
            <text:p>0.71545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529011" calcext:value-type="float">
            <text:p>0.0529011</text:p>
          </table:table-cell>
        </table:table-row>
        <table:table-row table:style-name="ro1">
          <table:table-cell office:value-type="string" calcext:value-type="string">
            <text:p>y_minus_3</text:p>
          </table:table-cell>
          <table:table-cell office:value-type="float" office:value="-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36:35</text:p>
          </table:table-cell>
          <table:table-cell office:value-type="float" office:value="-0.0002694" calcext:value-type="float">
            <text:p>-0.0002694</text:p>
          </table:table-cell>
          <table:table-cell office:value-type="float" office:value="0.6920987" calcext:value-type="float">
            <text:p>0.6920987</text:p>
          </table:table-cell>
          <table:table-cell office:value-type="float" office:value="0.6918294" calcext:value-type="float">
            <text:p>0.6918294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72011" calcext:value-type="float">
            <text:p>0.0372011</text:p>
          </table:table-cell>
          <table:table-cell office:value-type="float" office:value="10" calcext:value-type="float">
            <text:p>10</text:p>
          </table:table-cell>
          <table:table-cell office:value-type="float" office:value="0.988378822803497" calcext:value-type="float">
            <text:p>0.988378822803497</text:p>
          </table:table-cell>
          <table:table-cell office:value-type="float" office:value="0.155258804559708" calcext:value-type="float">
            <text:p>0.155258804559708</text:p>
          </table:table-cell>
          <table:table-cell office:value-type="float" office:value="0.83312001824379" calcext:value-type="float">
            <text:p>0.83312001824379</text:p>
          </table:table-cell>
          <table:table-cell office:value-type="float" office:value="0.424026922881603" calcext:value-type="float">
            <text:p>0.424026922881603</text:p>
          </table:table-cell>
          <table:table-cell office:value-type="float" office:value="0.295943902947741" calcext:value-type="float">
            <text:p>0.295943902947741</text:p>
          </table:table-cell>
          <table:table-cell office:value-type="float" office:value="0.387182682752609" calcext:value-type="float">
            <text:p>0.387182682752609</text:p>
          </table:table-cell>
          <table:table-cell office:value-type="float" office:value="0.460871163010597" calcext:value-type="float">
            <text:p>0.460871163010597</text:p>
          </table:table-cell>
          <table:table-cell office:value-type="float" office:value="0.073688480257988" calcext:value-type="float">
            <text:p>0.073688480257988</text:p>
          </table:table-cell>
          <table:table-cell office:value-type="float" office:value="0.1552588" calcext:value-type="float">
            <text:p>0.1552588</text:p>
          </table:table-cell>
          <table:table-cell office:value-type="float" office:value="0.2462788" calcext:value-type="float">
            <text:p>0.2462788</text:p>
          </table:table-cell>
          <table:table-cell office:value-type="float" office:value="0.3644982" calcext:value-type="float">
            <text:p>0.3644982</text:p>
          </table:table-cell>
          <table:table-cell office:value-type="float" office:value="0.9339882" calcext:value-type="float">
            <text:p>0.9339882</text:p>
          </table:table-cell>
          <table:table-cell office:value-type="float" office:value="0.2358894" calcext:value-type="float">
            <text:p>0.235889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1962588" calcext:value-type="float">
            <text:p>0.1962588</text:p>
          </table:table-cell>
          <table:table-cell office:value-type="float" office:value="0.3057288" calcext:value-type="float">
            <text:p>0.3057288</text:p>
          </table:table-cell>
          <table:table-cell office:value-type="float" office:value="0.3916894" calcext:value-type="float">
            <text:p>0.3916894</text:p>
          </table:table-cell>
          <table:table-cell office:value-type="float" office:value="0.9883788" calcext:value-type="float">
            <text:p>0.9883788</text:p>
          </table:table-cell>
          <table:table-cell office:value-type="float" office:value="0.4223" calcext:value-type="float">
            <text:p>0.4223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281007" calcext:value-type="float">
            <text:p>0.0281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7" calcext:value-type="float">
            <text:p>0.0343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7" calcext:value-type="float">
            <text:p>0.0405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7" calcext:value-type="float">
            <text:p>0.0467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7" calcext:value-type="float">
            <text:p>0.0529007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z_plus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36:48</text:p>
          </table:table-cell>
          <table:table-cell office:value-type="float" office:value="-0.0001432" calcext:value-type="float">
            <text:p>-0.0001432</text:p>
          </table:table-cell>
          <table:table-cell office:value-type="float" office:value="0.6920959" calcext:value-type="float">
            <text:p>0.6920959</text:p>
          </table:table-cell>
          <table:table-cell office:value-type="float" office:value="0.6919527" calcext:value-type="float">
            <text:p>0.6919527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88728" calcext:value-type="float">
            <text:p>0.0388728</text:p>
          </table:table-cell>
          <table:table-cell office:value-type="float" office:value="8" calcext:value-type="float">
            <text:p>8</text:p>
          </table:table-cell>
          <table:table-cell office:value-type="float" office:value="0.812898814678192" calcext:value-type="float">
            <text:p>0.812898814678192</text:p>
          </table:table-cell>
          <table:table-cell office:value-type="float" office:value="0.0157194007188082" calcext:value-type="float">
            <text:p>0.0157194007188082</text:p>
          </table:table-cell>
          <table:table-cell office:value-type="float" office:value="0.797179413959384" calcext:value-type="float">
            <text:p>0.797179413959384</text:p>
          </table:table-cell>
          <table:table-cell office:value-type="float" office:value="0.379418922401965" calcext:value-type="float">
            <text:p>0.379418922401965</text:p>
          </table:table-cell>
          <table:table-cell office:value-type="float" office:value="0.259305668883507" calcext:value-type="float">
            <text:p>0.259305668883507</text:p>
          </table:table-cell>
          <table:table-cell office:value-type="float" office:value="0.359630677476525" calcext:value-type="float">
            <text:p>0.359630677476525</text:p>
          </table:table-cell>
          <table:table-cell office:value-type="float" office:value="0.399207167327404" calcext:value-type="float">
            <text:p>0.399207167327404</text:p>
          </table:table-cell>
          <table:table-cell office:value-type="float" office:value="0.0395764898508787" calcext:value-type="float">
            <text:p>0.0395764898508787</text:p>
          </table:table-cell>
          <table:table-cell office:value-type="float" office:value="0.2581688" calcext:value-type="float">
            <text:p>0.2581688</text:p>
          </table:table-cell>
          <table:table-cell office:value-type="float" office:value="0.3364788" calcext:value-type="float">
            <text:p>0.3364788</text:p>
          </table:table-cell>
          <table:table-cell office:value-type="float" office:value="0.4436282" calcext:value-type="float">
            <text:p>0.4436282</text:p>
          </table:table-cell>
          <table:table-cell office:value-type="float" office:value="0.7441582" calcext:value-type="float">
            <text:p>0.7441582</text:p>
          </table:table-cell>
          <table:table-cell office:value-type="float" office:value="0.0157194" calcext:value-type="float">
            <text:p>0.0157194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2803088" calcext:value-type="float">
            <text:p>0.2803088</text:p>
          </table:table-cell>
          <table:table-cell office:value-type="float" office:value="0.4024888" calcext:value-type="float">
            <text:p>0.4024888</text:p>
          </table:table-cell>
          <table:table-cell office:value-type="float" office:value="0.4593394" calcext:value-type="float">
            <text:p>0.4593394</text:p>
          </table:table-cell>
          <table:table-cell office:value-type="float" office:value="0.8128988" calcext:value-type="float">
            <text:p>0.8128988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2" calcext:value-type="float">
            <text:p>0.0269022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31022" calcext:value-type="float">
            <text:p>0.0331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2" calcext:value-type="float">
            <text:p>0.0393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2" calcext:value-type="float">
            <text:p>0.0517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3" calcext:value-type="float">
            <text:p>0.0269023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31023" calcext:value-type="float">
            <text:p>0.0331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3" calcext:value-type="float">
            <text:p>0.0393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3" calcext:value-type="float">
            <text:p>0.0455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3" calcext:value-type="float">
            <text:p>0.0517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3" calcext:value-type="float">
            <text:p>0.0579023</text:p>
          </table:table-cell>
        </table:table-row>
        <table:table-row table:style-name="ro1">
          <table:table-cell office:value-type="string" calcext:value-type="string">
            <text:p>z_plus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37:01</text:p>
          </table:table-cell>
          <table:table-cell office:value-type="float" office:value="-0.0001121" calcext:value-type="float">
            <text:p>-0.0001121</text:p>
          </table:table-cell>
          <table:table-cell office:value-type="float" office:value="0.6921019" calcext:value-type="float">
            <text:p>0.6921019</text:p>
          </table:table-cell>
          <table:table-cell office:value-type="float" office:value="0.6919897" calcext:value-type="float">
            <text:p>0.6919897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9921" calcext:value-type="float">
            <text:p>0.0389921</text:p>
          </table:table-cell>
          <table:table-cell office:value-type="float" office:value="6" calcext:value-type="float">
            <text:p>6</text:p>
          </table:table-cell>
          <table:table-cell office:value-type="float" office:value="0.583159387111664" calcext:value-type="float">
            <text:p>0.583159387111664</text:p>
          </table:table-cell>
          <table:table-cell office:value-type="float" office:value="0.00259940000250936" calcext:value-type="float">
            <text:p>0.00259940000250936</text:p>
          </table:table-cell>
          <table:table-cell office:value-type="float" office:value="0.580559987109154" calcext:value-type="float">
            <text:p>0.580559987109154</text:p>
          </table:table-cell>
          <table:table-cell office:value-type="float" office:value="0.291186916921288" calcext:value-type="float">
            <text:p>0.291186916921288</text:p>
          </table:table-cell>
          <table:table-cell office:value-type="float" office:value="0.252292062772295" calcext:value-type="float">
            <text:p>0.252292062772295</text:p>
          </table:table-cell>
          <table:table-cell office:value-type="float" office:value="0.278204675577581" calcext:value-type="float">
            <text:p>0.278204675577581</text:p>
          </table:table-cell>
          <table:table-cell office:value-type="float" office:value="0.304169158264995" calcext:value-type="float">
            <text:p>0.304169158264995</text:p>
          </table:table-cell>
          <table:table-cell office:value-type="float" office:value="0.0259644826874137" calcext:value-type="float">
            <text:p>0.0259644826874137</text:p>
          </table:table-cell>
          <table:table-cell office:value-type="float" office:value="0.3590288" calcext:value-type="float">
            <text:p>0.3590288</text:p>
          </table:table-cell>
          <table:table-cell office:value-type="float" office:value="0.4570188" calcext:value-type="float">
            <text:p>0.4570188</text:p>
          </table:table-cell>
          <table:table-cell office:value-type="float" office:value="0.5674482" calcext:value-type="float">
            <text:p>0.5674482</text:p>
          </table:table-cell>
          <table:table-cell office:value-type="float" office:value="0.0049282" calcext:value-type="float">
            <text:p>0.0049282</text:p>
          </table:table-cell>
          <table:table-cell office:value-type="float" office:value="0.0025994" calcext:value-type="float">
            <text:p>0.0025994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3762488" calcext:value-type="float">
            <text:p>0.3762488</text:p>
          </table:table-cell>
          <table:table-cell office:value-type="float" office:value="0.5279488" calcext:value-type="float">
            <text:p>0.5279488</text:p>
          </table:table-cell>
          <table:table-cell office:value-type="float" office:value="0.5831594" calcext:value-type="float">
            <text:p>0.5831594</text:p>
          </table:table-cell>
          <table:table-cell office:value-type="float" office:value="0.0125788" calcext:value-type="float">
            <text:p>0.0125788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</table:table-row>
        <table:table-row table:style-name="ro1">
          <table:table-cell office:value-type="string" calcext:value-type="string">
            <text:p>z_plus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37:13</text:p>
          </table:table-cell>
          <table:table-cell office:value-type="float" office:value="-0.0001232" calcext:value-type="float">
            <text:p>-0.0001232</text:p>
          </table:table-cell>
          <table:table-cell office:value-type="float" office:value="0.6920954" calcext:value-type="float">
            <text:p>0.6920954</text:p>
          </table:table-cell>
          <table:table-cell office:value-type="float" office:value="0.6919722" calcext:value-type="float">
            <text:p>0.6919722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1772" calcext:value-type="float">
            <text:p>0.0401772</text:p>
          </table:table-cell>
          <table:table-cell office:value-type="float" office:value="4" calcext:value-type="float">
            <text:p>4</text:p>
          </table:table-cell>
          <table:table-cell office:value-type="float" office:value="0.640698790550232" calcext:value-type="float">
            <text:p>0.640698790550232</text:p>
          </table:table-cell>
          <table:table-cell office:value-type="float" office:value="-0.0364818014204502" calcext:value-type="float">
            <text:p>-0.0364818014204502</text:p>
          </table:table-cell>
          <table:table-cell office:value-type="float" office:value="0.677180591970682" calcext:value-type="float">
            <text:p>0.677180591970682</text:p>
          </table:table-cell>
          <table:table-cell office:value-type="float" office:value="0.237804919213522" calcext:value-type="float">
            <text:p>0.237804919213522</text:p>
          </table:table-cell>
          <table:table-cell office:value-type="float" office:value="0.293898638597148" calcext:value-type="float">
            <text:p>0.293898638597148</text:p>
          </table:table-cell>
          <table:table-cell office:value-type="float" office:value="0.224904678226449" calcext:value-type="float">
            <text:p>0.224904678226449</text:p>
          </table:table-cell>
          <table:table-cell office:value-type="float" office:value="0.250705160200596" calcext:value-type="float">
            <text:p>0.250705160200596</text:p>
          </table:table-cell>
          <table:table-cell office:value-type="float" office:value="0.0258004819741472" calcext:value-type="float">
            <text:p>0.0258004819741472</text:p>
          </table:table-cell>
          <table:table-cell office:value-type="float" office:value="0.5299988" calcext:value-type="float">
            <text:p>0.5299988</text:p>
          </table:table-cell>
          <table:table-cell office:value-type="float" office:value="0.5750988" calcext:value-type="float">
            <text:p>0.5750988</text:p>
          </table:table-cell>
          <table:table-cell office:value-type="float" office:value="0.0569982" calcext:value-type="float">
            <text:p>0.0569982</text:p>
          </table:table-cell>
          <table:table-cell office:value-type="float" office:value="-0.0364818" calcext:value-type="float">
            <text:p>-0.0364818</text:p>
          </table:table-cell>
          <table:table-cell office:value-type="float" office:value="-0.0010906" calcext:value-type="float">
            <text:p>-0.0010906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5558288" calcext:value-type="float">
            <text:p>0.5558288</text:p>
          </table:table-cell>
          <table:table-cell office:value-type="float" office:value="0.6406988" calcext:value-type="float">
            <text:p>0.6406988</text:p>
          </table:table-cell>
          <table:table-cell office:value-type="float" office:value="0.0747594" calcext:value-type="float">
            <text:p>0.0747594</text:p>
          </table:table-cell>
          <table:table-cell office:value-type="float" office:value="-0.0362112" calcext:value-type="float">
            <text:p>-0.0362112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</table:table-row>
        <table:table-row table:style-name="ro1">
          <table:table-cell office:value-type="string" calcext:value-type="string">
            <text:p>z_plus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37:26</text:p>
          </table:table-cell>
          <table:table-cell office:value-type="float" office:value="0.0000006" calcext:value-type="float">
            <text:p>0.0000006</text:p>
          </table:table-cell>
          <table:table-cell office:value-type="float" office:value="0.6920972" calcext:value-type="float">
            <text:p>0.6920972</text:p>
          </table:table-cell>
          <table:table-cell office:value-type="float" office:value="0.6920978" calcext:value-type="float">
            <text:p>0.6920978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31801" calcext:value-type="float">
            <text:p>0.0431801</text:p>
          </table:table-cell>
          <table:table-cell office:value-type="float" office:value="4" calcext:value-type="float">
            <text:p>4</text:p>
          </table:table-cell>
          <table:table-cell office:value-type="float" office:value="0.800188779830933" calcext:value-type="float">
            <text:p>0.800188779830933</text:p>
          </table:table-cell>
          <table:table-cell office:value-type="float" office:value="-0.0668217986822128" calcext:value-type="float">
            <text:p>-0.0668217986822128</text:p>
          </table:table-cell>
          <table:table-cell office:value-type="float" office:value="0.867010578513145" calcext:value-type="float">
            <text:p>0.867010578513145</text:p>
          </table:table-cell>
          <table:table-cell office:value-type="float" office:value="0.179092916147783" calcext:value-type="float">
            <text:p>0.179092916147783</text:p>
          </table:table-cell>
          <table:table-cell office:value-type="float" office:value="0.33524715803269" calcext:value-type="float">
            <text:p>0.33524715803269</text:p>
          </table:table-cell>
          <table:table-cell office:value-type="float" office:value="0.175704676937312" calcext:value-type="float">
            <text:p>0.175704676937312</text:p>
          </table:table-cell>
          <table:table-cell office:value-type="float" office:value="0.182481155358255" calcext:value-type="float">
            <text:p>0.182481155358255</text:p>
          </table:table-cell>
          <table:table-cell office:value-type="float" office:value="0.00677647842094301" calcext:value-type="float">
            <text:p>0.00677647842094301</text:p>
          </table:table-cell>
          <table:table-cell office:value-type="float" office:value="0.7727188" calcext:value-type="float">
            <text:p>0.7727188</text:p>
          </table:table-cell>
          <table:table-cell office:value-type="float" office:value="0.2183988" calcext:value-type="float">
            <text:p>0.2183988</text:p>
          </table:table-cell>
          <table:table-cell office:value-type="float" office:value="-0.0668218" calcext:value-type="float">
            <text:p>-0.0668218</text:p>
          </table:table-cell>
          <table:table-cell office:value-type="float" office:value="-0.0401718" calcext:value-type="float">
            <text:p>-0.0401718</text:p>
          </table:table-cell>
          <table:table-cell office:value-type="float" office:value="-0.0056006" calcext:value-type="float">
            <text:p>-0.0056006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8001888" calcext:value-type="float">
            <text:p>0.8001888</text:p>
          </table:table-cell>
          <table:table-cell office:value-type="float" office:value="0.1905188" calcext:value-type="float">
            <text:p>0.1905188</text:p>
          </table:table-cell>
          <table:table-cell office:value-type="float" office:value="-0.0556206" calcext:value-type="float">
            <text:p>-0.0556206</text:p>
          </table:table-cell>
          <table:table-cell office:value-type="float" office:value="-0.0378512" calcext:value-type="float">
            <text:p>-0.0378512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51971" calcext:value-type="float">
            <text:p>0.6951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2" calcext:value-type="float">
            <text:p>0.2472082</text:p>
          </table:table-cell>
          <table:table-cell office:value-type="float" office:value="0.0729008" calcext:value-type="float">
            <text:p>0.0729008</text:p>
          </table:table-cell>
          <table:table-cell office:value-type="float" office:value="0.6889971" calcext:value-type="float">
            <text:p>0.6889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729008" calcext:value-type="float">
            <text:p>0.072900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7-09 13:37:39</text:p>
          </table:table-cell>
          <table:table-cell office:value-type="float" office:value="0.0002024" calcext:value-type="float">
            <text:p>0.0002024</text:p>
          </table:table-cell>
          <table:table-cell office:value-type="float" office:value="0.6927839" calcext:value-type="float">
            <text:p>0.6927839</text:p>
          </table:table-cell>
          <table:table-cell office:value-type="float" office:value="0.6929863" calcext:value-type="float">
            <text:p>0.6929863</text:p>
          </table:table-cell>
          <table:table-cell office:value-type="float" office:value="0.2473128" calcext:value-type="float">
            <text:p>0.2473128</text:p>
          </table:table-cell>
          <table:table-cell office:value-type="float" office:value="0.038178" calcext:value-type="float">
            <text:p>0.038178</text:p>
          </table:table-cell>
          <table:table-cell office:value-type="float" office:value="10" calcext:value-type="float">
            <text:p>10</text:p>
          </table:table-cell>
          <table:table-cell office:value-type="float" office:value="0.804838180541992" calcext:value-type="float">
            <text:p>0.804838180541992</text:p>
          </table:table-cell>
          <table:table-cell office:value-type="float" office:value="0.215118795633316" calcext:value-type="float">
            <text:p>0.215118795633316</text:p>
          </table:table-cell>
          <table:table-cell office:value-type="float" office:value="0.589719384908676" calcext:value-type="float">
            <text:p>0.589719384908676</text:p>
          </table:table-cell>
          <table:table-cell office:value-type="float" office:value="0.477162918448448" calcext:value-type="float">
            <text:p>0.477162918448448</text:p>
          </table:table-cell>
          <table:table-cell office:value-type="float" office:value="0.242885383705359" calcext:value-type="float">
            <text:p>0.242885383705359</text:p>
          </table:table-cell>
          <table:table-cell office:value-type="float" office:value="0.508788681030273" calcext:value-type="float">
            <text:p>0.508788681030273</text:p>
          </table:table-cell>
          <table:table-cell office:value-type="float" office:value="0.445537155866623" calcext:value-type="float">
            <text:p>0.445537155866623</text:p>
          </table:table-cell>
          <table:table-cell office:value-type="float" office:value="0.0632515251636505" calcext:value-type="float">
            <text:p>0.0632515251636505</text:p>
          </table:table-cell>
          <table:table-cell office:value-type="float" office:value="0.2729288" calcext:value-type="float">
            <text:p>0.2729288</text:p>
          </table:table-cell>
          <table:table-cell office:value-type="float" office:value="0.3110588" calcext:value-type="float">
            <text:p>0.3110588</text:p>
          </table:table-cell>
          <table:table-cell office:value-type="float" office:value="0.3886882" calcext:value-type="float">
            <text:p>0.3886882</text:p>
          </table:table-cell>
          <table:table-cell office:value-type="float" office:value="0.8048382" calcext:value-type="float">
            <text:p>0.8048382</text:p>
          </table:table-cell>
          <table:table-cell office:value-type="float" office:value="0.7664294" calcext:value-type="float">
            <text:p>0.7664294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2151188" calcext:value-type="float">
            <text:p>0.2151188</text:p>
          </table:table-cell>
          <table:table-cell office:value-type="float" office:value="0.2762088" calcext:value-type="float">
            <text:p>0.2762088</text:p>
          </table:table-cell>
          <table:table-cell office:value-type="float" office:value="0.3018994" calcext:value-type="float">
            <text:p>0.3018994</text:p>
          </table:table-cell>
          <table:table-cell office:value-type="float" office:value="0.6550488" calcext:value-type="float">
            <text:p>0.6550488</text:p>
          </table:table-cell>
          <table:table-cell office:value-type="float" office:value="0.77941" calcext:value-type="float">
            <text:p>0.77941</text:p>
          </table:table-cell>
          <table:table-cell office:value-type="float" office:value="-0.00984" calcext:value-type="float">
            <text:p>-0.00984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958369" calcext:value-type="float">
            <text:p>0.6958369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528953" calcext:value-type="float">
            <text:p>0.052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897311" calcext:value-type="float">
            <text:p>0.689731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528953" calcext:value-type="float">
            <text:p>0.0528953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7-09 13:37:52</text:p>
          </table:table-cell>
          <table:table-cell office:value-type="float" office:value="0.0005816" calcext:value-type="float">
            <text:p>0.0005816</text:p>
          </table:table-cell>
          <table:table-cell office:value-type="float" office:value="0.6933829" calcext:value-type="float">
            <text:p>0.6933829</text:p>
          </table:table-cell>
          <table:table-cell office:value-type="float" office:value="0.6939645" calcext:value-type="float">
            <text:p>0.6939645</text:p>
          </table:table-cell>
          <table:table-cell office:value-type="float" office:value="0.24767" calcext:value-type="float">
            <text:p>0.24767</text:p>
          </table:table-cell>
          <table:table-cell office:value-type="float" office:value="0.0377062" calcext:value-type="float">
            <text:p>0.0377062</text:p>
          </table:table-cell>
          <table:table-cell office:value-type="float" office:value="10" calcext:value-type="float">
            <text:p>10</text:p>
          </table:table-cell>
          <table:table-cell office:value-type="float" office:value="0.802378177642822" calcext:value-type="float">
            <text:p>0.802378177642822</text:p>
          </table:table-cell>
          <table:table-cell office:value-type="float" office:value="0.189288794994354" calcext:value-type="float">
            <text:p>0.189288794994354</text:p>
          </table:table-cell>
          <table:table-cell office:value-type="float" office:value="0.613089382648468" calcext:value-type="float">
            <text:p>0.613089382648468</text:p>
          </table:table-cell>
          <table:table-cell office:value-type="float" office:value="0.432595919072628" calcext:value-type="float">
            <text:p>0.432595919072628</text:p>
          </table:table-cell>
          <table:table-cell office:value-type="float" office:value="0.214552342288006" calcext:value-type="float">
            <text:p>0.214552342288006</text:p>
          </table:table-cell>
          <table:table-cell office:value-type="float" office:value="0.518956679105759" calcext:value-type="float">
            <text:p>0.518956679105759</text:p>
          </table:table-cell>
          <table:table-cell office:value-type="float" office:value="0.346235159039497" calcext:value-type="float">
            <text:p>0.346235159039497</text:p>
          </table:table-cell>
          <table:table-cell office:value-type="float" office:value="0.172721520066261" calcext:value-type="float">
            <text:p>0.172721520066261</text:p>
          </table:table-cell>
          <table:table-cell office:value-type="float" office:value="0.3229488" calcext:value-type="float">
            <text:p>0.3229488</text:p>
          </table:table-cell>
          <table:table-cell office:value-type="float" office:value="0.3368888" calcext:value-type="float">
            <text:p>0.3368888</text:p>
          </table:table-cell>
          <table:table-cell office:value-type="float" office:value="0.4202582" calcext:value-type="float">
            <text:p>0.4202582</text:p>
          </table:table-cell>
          <table:table-cell office:value-type="float" office:value="0.8023782" calcext:value-type="float">
            <text:p>0.8023782</text:p>
          </table:table-cell>
          <table:table-cell office:value-type="float" office:value="0.7123094" calcext:value-type="float">
            <text:p>0.7123094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892888" calcext:value-type="float">
            <text:p>0.1892888</text:p>
          </table:table-cell>
          <table:table-cell office:value-type="float" office:value="0.2233188" calcext:value-type="float">
            <text:p>0.2233188</text:p>
          </table:table-cell>
          <table:table-cell office:value-type="float" office:value="0.2293294" calcext:value-type="float">
            <text:p>0.2293294</text:p>
          </table:table-cell>
          <table:table-cell office:value-type="float" office:value="0.4791588" calcext:value-type="float">
            <text:p>0.4791588</text:p>
          </table:table-cell>
          <table:table-cell office:value-type="float" office:value="0.61008" calcext:value-type="float">
            <text:p>0.61008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529501" calcext:value-type="float">
            <text:p>0.052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529501" calcext:value-type="float">
            <text:p>0.05295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7-09 13:38:06</text:p>
          </table:table-cell>
          <table:table-cell office:value-type="float" office:value="0.0007318" calcext:value-type="float">
            <text:p>0.0007318</text:p>
          </table:table-cell>
          <table:table-cell office:value-type="float" office:value="0.6940994" calcext:value-type="float">
            <text:p>0.6940994</text:p>
          </table:table-cell>
          <table:table-cell office:value-type="float" office:value="0.6948311" calcext:value-type="float">
            <text:p>0.6948311</text:p>
          </table:table-cell>
          <table:table-cell office:value-type="float" office:value="0.2481651" calcext:value-type="float">
            <text:p>0.2481651</text:p>
          </table:table-cell>
          <table:table-cell office:value-type="float" office:value="0.037107" calcext:value-type="float">
            <text:p>0.037107</text:p>
          </table:table-cell>
          <table:table-cell office:value-type="float" office:value="10" calcext:value-type="float">
            <text:p>10</text:p>
          </table:table-cell>
          <table:table-cell office:value-type="float" office:value="0.834768176078796" calcext:value-type="float">
            <text:p>0.834768176078796</text:p>
          </table:table-cell>
          <table:table-cell office:value-type="float" office:value="0.194618806242943" calcext:value-type="float">
            <text:p>0.194618806242943</text:p>
          </table:table-cell>
          <table:table-cell office:value-type="float" office:value="0.640149369835854" calcext:value-type="float">
            <text:p>0.640149369835854</text:p>
          </table:table-cell>
          <table:table-cell office:value-type="float" office:value="0.411152918636799" calcext:value-type="float">
            <text:p>0.411152918636799</text:p>
          </table:table-cell>
          <table:table-cell office:value-type="float" office:value="0.205767420755095" calcext:value-type="float">
            <text:p>0.205767420755095</text:p>
          </table:table-cell>
          <table:table-cell office:value-type="float" office:value="0.523220676183701" calcext:value-type="float">
            <text:p>0.523220676183701</text:p>
          </table:table-cell>
          <table:table-cell office:value-type="float" office:value="0.299085161089897" calcext:value-type="float">
            <text:p>0.299085161089897</text:p>
          </table:table-cell>
          <table:table-cell office:value-type="float" office:value="0.224135515093803" calcext:value-type="float">
            <text:p>0.224135515093803</text:p>
          </table:table-cell>
          <table:table-cell office:value-type="float" office:value="0.3475488" calcext:value-type="float">
            <text:p>0.3475488</text:p>
          </table:table-cell>
          <table:table-cell office:value-type="float" office:value="0.3565688" calcext:value-type="float">
            <text:p>0.3565688</text:p>
          </table:table-cell>
          <table:table-cell office:value-type="float" office:value="0.4387082" calcext:value-type="float">
            <text:p>0.4387082</text:p>
          </table:table-cell>
          <table:table-cell office:value-type="float" office:value="0.8347682" calcext:value-type="float">
            <text:p>0.8347682</text:p>
          </table:table-cell>
          <table:table-cell office:value-type="float" office:value="0.6385094" calcext:value-type="float">
            <text:p>0.6385094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1946188" calcext:value-type="float">
            <text:p>0.1946188</text:p>
          </table:table-cell>
          <table:table-cell office:value-type="float" office:value="0.2118388" calcext:value-type="float">
            <text:p>0.2118388</text:p>
          </table:table-cell>
          <table:table-cell office:value-type="float" office:value="0.2018594" calcext:value-type="float">
            <text:p>0.2018594</text:p>
          </table:table-cell>
          <table:table-cell office:value-type="float" office:value="0.3741988" calcext:value-type="float">
            <text:p>0.3741988</text:p>
          </table:table-cell>
          <table:table-cell office:value-type="float" office:value="0.51291" calcext:value-type="float">
            <text:p>0.51291</text:p>
          </table:table-cell>
          <table:table-cell office:value-type="float" office:value="-0.00697" calcext:value-type="float">
            <text:p>-0.00697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529036" calcext:value-type="float">
            <text:p>0.052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14146" calcext:value-type="float">
            <text:p>0.6914146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529036" calcext:value-type="float">
            <text:p>0.0529036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7-09 13:38:18</text:p>
          </table:table-cell>
          <table:table-cell office:value-type="float" office:value="0.0018802" calcext:value-type="float">
            <text:p>0.0018802</text:p>
          </table:table-cell>
          <table:table-cell office:value-type="float" office:value="0.6946662" calcext:value-type="float">
            <text:p>0.6946662</text:p>
          </table:table-cell>
          <table:table-cell office:value-type="float" office:value="0.6965464" calcext:value-type="float">
            <text:p>0.6965464</text:p>
          </table:table-cell>
          <table:table-cell office:value-type="float" office:value="0.2497201" calcext:value-type="float">
            <text:p>0.2497201</text:p>
          </table:table-cell>
          <table:table-cell office:value-type="float" office:value="0.0369958" calcext:value-type="float">
            <text:p>0.0369958</text:p>
          </table:table-cell>
          <table:table-cell office:value-type="float" office:value="7" calcext:value-type="float">
            <text:p>7</text:p>
          </table:table-cell>
          <table:table-cell office:value-type="float" office:value="0.910618185997009" calcext:value-type="float">
            <text:p>0.910618185997009</text:p>
          </table:table-cell>
          <table:table-cell office:value-type="float" office:value="0.0751693993806839" calcext:value-type="float">
            <text:p>0.0751693993806839</text:p>
          </table:table-cell>
          <table:table-cell office:value-type="float" office:value="0.835448786616325" calcext:value-type="float">
            <text:p>0.835448786616325</text:p>
          </table:table-cell>
          <table:table-cell office:value-type="float" office:value="0.335056914389133" calcext:value-type="float">
            <text:p>0.335056914389133</text:p>
          </table:table-cell>
          <table:table-cell office:value-type="float" office:value="0.274962224936206" calcext:value-type="float">
            <text:p>0.274962224936206</text:p>
          </table:table-cell>
          <table:table-cell office:value-type="float" office:value="0.557086670398712" calcext:value-type="float">
            <text:p>0.557086670398712</text:p>
          </table:table-cell>
          <table:table-cell office:value-type="float" office:value="0.113027158379555" calcext:value-type="float">
            <text:p>0.113027158379555</text:p>
          </table:table-cell>
          <table:table-cell office:value-type="float" office:value="0.444059512019157" calcext:value-type="float">
            <text:p>0.444059512019157</text:p>
          </table:table-cell>
          <table:table-cell office:value-type="float" office:value="0.4143788" calcext:value-type="float">
            <text:p>0.4143788</text:p>
          </table:table-cell>
          <table:table-cell office:value-type="float" office:value="0.4217588" calcext:value-type="float">
            <text:p>0.4217588</text:p>
          </table:table-cell>
          <table:table-cell office:value-type="float" office:value="0.4665882" calcext:value-type="float">
            <text:p>0.4665882</text:p>
          </table:table-cell>
          <table:table-cell office:value-type="float" office:value="0.9106182" calcext:value-type="float">
            <text:p>0.9106182</text:p>
          </table:table-cell>
          <table:table-cell office:value-type="float" office:value="0.5720894" calcext:value-type="float">
            <text:p>0.5720894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851488" calcext:value-type="float">
            <text:p>0.0851488</text:p>
          </table:table-cell>
          <table:table-cell office:value-type="float" office:value="0.0810488" calcext:value-type="float">
            <text:p>0.0810488</text:p>
          </table:table-cell>
          <table:table-cell office:value-type="float" office:value="0.0751694" calcext:value-type="float">
            <text:p>0.0751694</text:p>
          </table:table-cell>
          <table:table-cell office:value-type="float" office:value="0.1011388" calcext:value-type="float">
            <text:p>0.1011388</text:p>
          </table:table-cell>
          <table:table-cell office:value-type="float" office:value="0.22263" calcext:value-type="float">
            <text:p>0.22263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529024" calcext:value-type="float">
            <text:p>0.052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529024" calcext:value-type="float">
            <text:p>0.052902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7-09 13:38:39</text:p>
          </table:table-cell>
          <table:table-cell office:value-type="float" office:value="-0.0008778" calcext:value-type="float">
            <text:p>-0.0008778</text:p>
          </table:table-cell>
          <table:table-cell office:value-type="float" office:value="0.6914007" calcext:value-type="float">
            <text:p>0.6914007</text:p>
          </table:table-cell>
          <table:table-cell office:value-type="float" office:value="0.6905229" calcext:value-type="float">
            <text:p>0.6905229</text:p>
          </table:table-cell>
          <table:table-cell office:value-type="float" office:value="0.2474191" calcext:value-type="float">
            <text:p>0.2474191</text:p>
          </table:table-cell>
          <table:table-cell office:value-type="float" office:value="0.0383279" calcext:value-type="float">
            <text:p>0.0383279</text:p>
          </table:table-cell>
          <table:table-cell office:value-type="float" office:value="10" calcext:value-type="float">
            <text:p>10</text:p>
          </table:table-cell>
          <table:table-cell office:value-type="float" office:value="1.07119882106781" calcext:value-type="float">
            <text:p>1.07119882106781</text:p>
          </table:table-cell>
          <table:table-cell office:value-type="float" office:value="0.167558804154396" calcext:value-type="float">
            <text:p>0.167558804154396</text:p>
          </table:table-cell>
          <table:table-cell office:value-type="float" office:value="0.903640016913414" calcext:value-type="float">
            <text:p>0.903640016913414</text:p>
          </table:table-cell>
          <table:table-cell office:value-type="float" office:value="0.51902392655611" calcext:value-type="float">
            <text:p>0.51902392655611</text:p>
          </table:table-cell>
          <table:table-cell office:value-type="float" office:value="0.324812605498949" calcext:value-type="float">
            <text:p>0.324812605498949</text:p>
          </table:table-cell>
          <table:table-cell office:value-type="float" office:value="0.369798681139946" calcext:value-type="float">
            <text:p>0.369798681139946</text:p>
          </table:table-cell>
          <table:table-cell office:value-type="float" office:value="0.668249171972275" calcext:value-type="float">
            <text:p>0.668249171972275</text:p>
          </table:table-cell>
          <table:table-cell office:value-type="float" office:value="0.298450490832329" calcext:value-type="float">
            <text:p>0.298450490832329</text:p>
          </table:table-cell>
          <table:table-cell office:value-type="float" office:value="0.1675588" calcext:value-type="float">
            <text:p>0.1675588</text:p>
          </table:table-cell>
          <table:table-cell office:value-type="float" office:value="0.2237288" calcext:value-type="float">
            <text:p>0.2237288</text:p>
          </table:table-cell>
          <table:table-cell office:value-type="float" office:value="0.2591282" calcext:value-type="float">
            <text:p>0.2591282</text:p>
          </table:table-cell>
          <table:table-cell office:value-type="float" office:value="0.5949182" calcext:value-type="float">
            <text:p>0.5949182</text:p>
          </table:table-cell>
          <table:table-cell office:value-type="float" office:value="0.6036594" calcext:value-type="float">
            <text:p>0.6036594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3389388" calcext:value-type="float">
            <text:p>0.3389388</text:p>
          </table:table-cell>
          <table:table-cell office:value-type="float" office:value="0.4065888" calcext:value-type="float">
            <text:p>0.4065888</text:p>
          </table:table-cell>
          <table:table-cell office:value-type="float" office:value="0.4540094" calcext:value-type="float">
            <text:p>0.4540094</text:p>
          </table:table-cell>
          <table:table-cell office:value-type="float" office:value="1.0711988" calcext:value-type="float">
            <text:p>1.0711988</text:p>
          </table:table-cell>
          <table:table-cell office:value-type="float" office:value="1.07051" calcext:value-type="float">
            <text:p>1.07051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59" calcext:value-type="float">
            <text:p>0.2467259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1" calcext:value-type="float">
            <text:p>0.2467261</text:p>
          </table:table-cell>
          <table:table-cell office:value-type="float" office:value="0.0529009" calcext:value-type="float">
            <text:p>0.052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529009" calcext:value-type="float">
            <text:p>0.052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7-09 13:38:52</text:p>
          </table:table-cell>
          <table:table-cell office:value-type="float" office:value="-0.0007735" calcext:value-type="float">
            <text:p>-0.0007735</text:p>
          </table:table-cell>
          <table:table-cell office:value-type="float" office:value="0.6907343" calcext:value-type="float">
            <text:p>0.6907343</text:p>
          </table:table-cell>
          <table:table-cell office:value-type="float" office:value="0.6899608" calcext:value-type="float">
            <text:p>0.6899608</text:p>
          </table:table-cell>
          <table:table-cell office:value-type="float" office:value="0.2477368" calcext:value-type="float">
            <text:p>0.2477368</text:p>
          </table:table-cell>
          <table:table-cell office:value-type="float" office:value="0.0378024" calcext:value-type="float">
            <text:p>0.0378024</text:p>
          </table:table-cell>
          <table:table-cell office:value-type="float" office:value="10" calcext:value-type="float">
            <text:p>10</text:p>
          </table:table-cell>
          <table:table-cell office:value-type="float" office:value="1.09948885440826" calcext:value-type="float">
            <text:p>1.09948885440826</text:p>
          </table:table-cell>
          <table:table-cell office:value-type="float" office:value="0.169198796153069" calcext:value-type="float">
            <text:p>0.169198796153069</text:p>
          </table:table-cell>
          <table:table-cell office:value-type="float" office:value="0.930290058255196" calcext:value-type="float">
            <text:p>0.930290058255196</text:p>
          </table:table-cell>
          <table:table-cell office:value-type="float" office:value="0.502705928683281" calcext:value-type="float">
            <text:p>0.502705928683281</text:p>
          </table:table-cell>
          <table:table-cell office:value-type="float" office:value="0.288297591793165" calcext:value-type="float">
            <text:p>0.288297591793165</text:p>
          </table:table-cell>
          <table:table-cell office:value-type="float" office:value="0.369224685430527" calcext:value-type="float">
            <text:p>0.369224685430527</text:p>
          </table:table-cell>
          <table:table-cell office:value-type="float" office:value="0.636187171936035" calcext:value-type="float">
            <text:p>0.636187171936035</text:p>
          </table:table-cell>
          <table:table-cell office:value-type="float" office:value="0.266962486505508" calcext:value-type="float">
            <text:p>0.266962486505508</text:p>
          </table:table-cell>
          <table:table-cell office:value-type="float" office:value="0.1691988" calcext:value-type="float">
            <text:p>0.1691988</text:p>
          </table:table-cell>
          <table:table-cell office:value-type="float" office:value="0.2171688" calcext:value-type="float">
            <text:p>0.2171688</text:p>
          </table:table-cell>
          <table:table-cell office:value-type="float" office:value="0.2566682" calcext:value-type="float">
            <text:p>0.2566682</text:p>
          </table:table-cell>
          <table:table-cell office:value-type="float" office:value="0.5748282" calcext:value-type="float">
            <text:p>0.5748282</text:p>
          </table:table-cell>
          <table:table-cell office:value-type="float" office:value="0.6282594" calcext:value-type="float">
            <text:p>0.6282594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3516488" calcext:value-type="float">
            <text:p>0.3516488</text:p>
          </table:table-cell>
          <table:table-cell office:value-type="float" office:value="0.4303688" calcext:value-type="float">
            <text:p>0.4303688</text:p>
          </table:table-cell>
          <table:table-cell office:value-type="float" office:value="0.4974694" calcext:value-type="float">
            <text:p>0.4974694</text:p>
          </table:table-cell>
          <table:table-cell office:value-type="float" office:value="1.0994889" calcext:value-type="float">
            <text:p>1.0994889</text:p>
          </table:table-cell>
          <table:table-cell office:value-type="float" office:value="0.80196" calcext:value-type="float">
            <text:p>0.80196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6936474" calcext:value-type="float">
            <text:p>0.6936474</text:p>
          </table:table-cell>
          <table:table-cell office:value-type="float" office:value="0.2463952" calcext:value-type="float">
            <text:p>0.2463952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936472" calcext:value-type="float">
            <text:p>0.6936472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528929" calcext:value-type="float">
            <text:p>0.0528929</text:p>
          </table:table-cell>
          <table:table-cell office:value-type="float" office:value="0.6878213" calcext:value-type="float">
            <text:p>0.6878213</text:p>
          </table:table-cell>
          <table:table-cell office:value-type="float" office:value="0.2485157" calcext:value-type="float">
            <text:p>0.2485157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878211" calcext:value-type="float">
            <text:p>0.6878211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528929" calcext:value-type="float">
            <text:p>0.0528929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7-09 13:39:05</text:p>
          </table:table-cell>
          <table:table-cell office:value-type="float" office:value="-0.0006848" calcext:value-type="float">
            <text:p>-0.0006848</text:p>
          </table:table-cell>
          <table:table-cell office:value-type="float" office:value="0.6901011" calcext:value-type="float">
            <text:p>0.6901011</text:p>
          </table:table-cell>
          <table:table-cell office:value-type="float" office:value="0.6894163" calcext:value-type="float">
            <text:p>0.6894163</text:p>
          </table:table-cell>
          <table:table-cell office:value-type="float" office:value="0.2481422" calcext:value-type="float">
            <text:p>0.2481422</text:p>
          </table:table-cell>
          <table:table-cell office:value-type="float" office:value="0.0370558" calcext:value-type="float">
            <text:p>0.0370558</text:p>
          </table:table-cell>
          <table:table-cell office:value-type="float" office:value="10" calcext:value-type="float">
            <text:p>10</text:p>
          </table:table-cell>
          <table:table-cell office:value-type="float" office:value="1.11260879039764" calcext:value-type="float">
            <text:p>1.11260879039764</text:p>
          </table:table-cell>
          <table:table-cell office:value-type="float" office:value="0.236438795924187" calcext:value-type="float">
            <text:p>0.236438795924187</text:p>
          </table:table-cell>
          <table:table-cell office:value-type="float" office:value="0.876169994473457" calcext:value-type="float">
            <text:p>0.876169994473457</text:p>
          </table:table-cell>
          <table:table-cell office:value-type="float" office:value="0.494546917080879" calcext:value-type="float">
            <text:p>0.494546917080879</text:p>
          </table:table-cell>
          <table:table-cell office:value-type="float" office:value="0.264364413904738" calcext:value-type="float">
            <text:p>0.264364413904738</text:p>
          </table:table-cell>
          <table:table-cell office:value-type="float" office:value="0.368404674530029" calcext:value-type="float">
            <text:p>0.368404674530029</text:p>
          </table:table-cell>
          <table:table-cell office:value-type="float" office:value="0.620689159631729" calcext:value-type="float">
            <text:p>0.620689159631729</text:p>
          </table:table-cell>
          <table:table-cell office:value-type="float" office:value="0.2522844851017" calcext:value-type="float">
            <text:p>0.2522844851017</text:p>
          </table:table-cell>
          <table:table-cell office:value-type="float" office:value="0.2364388" calcext:value-type="float">
            <text:p>0.2364388</text:p>
          </table:table-cell>
          <table:table-cell office:value-type="float" office:value="0.2438188" calcext:value-type="float">
            <text:p>0.2438188</text:p>
          </table:table-cell>
          <table:table-cell office:value-type="float" office:value="0.2419082" calcext:value-type="float">
            <text:p>0.2419082</text:p>
          </table:table-cell>
          <table:table-cell office:value-type="float" office:value="0.4981582" calcext:value-type="float">
            <text:p>0.4981582</text:p>
          </table:table-cell>
          <table:table-cell office:value-type="float" office:value="0.6216994" calcext:value-type="float">
            <text:p>0.6216994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3754288" calcext:value-type="float">
            <text:p>0.3754288</text:p>
          </table:table-cell>
          <table:table-cell office:value-type="float" office:value="0.4709588" calcext:value-type="float">
            <text:p>0.4709588</text:p>
          </table:table-cell>
          <table:table-cell office:value-type="float" office:value="0.4991094" calcext:value-type="float">
            <text:p>0.4991094</text:p>
          </table:table-cell>
          <table:table-cell office:value-type="float" office:value="1.1126088" calcext:value-type="float">
            <text:p>1.1126088</text:p>
          </table:table-cell>
          <table:table-cell office:value-type="float" office:value="0.64534" calcext:value-type="float">
            <text:p>0.64534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528898" calcext:value-type="float">
            <text:p>0.052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528898" calcext:value-type="float">
            <text:p>0.052889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7-09 13:39:17</text:p>
          </table:table-cell>
          <table:table-cell office:value-type="float" office:value="-0.0008335" calcext:value-type="float">
            <text:p>-0.0008335</text:p>
          </table:table-cell>
          <table:table-cell office:value-type="float" office:value="0.6895241" calcext:value-type="float">
            <text:p>0.6895241</text:p>
          </table:table-cell>
          <table:table-cell office:value-type="float" office:value="0.6886906" calcext:value-type="float">
            <text:p>0.6886906</text:p>
          </table:table-cell>
          <table:table-cell office:value-type="float" office:value="0.2488456" calcext:value-type="float">
            <text:p>0.2488456</text:p>
          </table:table-cell>
          <table:table-cell office:value-type="float" office:value="0.0363765" calcext:value-type="float">
            <text:p>0.0363765</text:p>
          </table:table-cell>
          <table:table-cell office:value-type="float" office:value="10" calcext:value-type="float">
            <text:p>10</text:p>
          </table:table-cell>
          <table:table-cell office:value-type="float" office:value="1.11752879619598" calcext:value-type="float">
            <text:p>1.11752879619598</text:p>
          </table:table-cell>
          <table:table-cell office:value-type="float" office:value="0.199128806591034" calcext:value-type="float">
            <text:p>0.199128806591034</text:p>
          </table:table-cell>
          <table:table-cell office:value-type="float" office:value="0.91839998960495" calcext:value-type="float">
            <text:p>0.91839998960495</text:p>
          </table:table-cell>
          <table:table-cell office:value-type="float" office:value="0.458220916986465" calcext:value-type="float">
            <text:p>0.458220916986465</text:p>
          </table:table-cell>
          <table:table-cell office:value-type="float" office:value="0.266391205040841" calcext:value-type="float">
            <text:p>0.266391205040841</text:p>
          </table:table-cell>
          <table:table-cell office:value-type="float" office:value="0.297392678260803" calcext:value-type="float">
            <text:p>0.297392678260803</text:p>
          </table:table-cell>
          <table:table-cell office:value-type="float" office:value="0.619049155712128" calcext:value-type="float">
            <text:p>0.619049155712128</text:p>
          </table:table-cell>
          <table:table-cell office:value-type="float" office:value="0.321656477451324" calcext:value-type="float">
            <text:p>0.321656477451324</text:p>
          </table:table-cell>
          <table:table-cell office:value-type="float" office:value="0.1991288" calcext:value-type="float">
            <text:p>0.1991288</text:p>
          </table:table-cell>
          <table:table-cell office:value-type="float" office:value="0.2216788" calcext:value-type="float">
            <text:p>0.2216788</text:p>
          </table:table-cell>
          <table:table-cell office:value-type="float" office:value="0.2054182" calcext:value-type="float">
            <text:p>0.2054182</text:p>
          </table:table-cell>
          <table:table-cell office:value-type="float" office:value="0.4149282" calcext:value-type="float">
            <text:p>0.4149282</text:p>
          </table:table-cell>
          <table:table-cell office:value-type="float" office:value="0.4458094" calcext:value-type="float">
            <text:p>0.4458094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4102788" calcext:value-type="float">
            <text:p>0.4102788</text:p>
          </table:table-cell>
          <table:table-cell office:value-type="float" office:value="0.5164688" calcext:value-type="float">
            <text:p>0.5164688</text:p>
          </table:table-cell>
          <table:table-cell office:value-type="float" office:value="0.5146894" calcext:value-type="float">
            <text:p>0.5146894</text:p>
          </table:table-cell>
          <table:table-cell office:value-type="float" office:value="1.1175288" calcext:value-type="float">
            <text:p>1.1175288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6918988" calcext:value-type="float">
            <text:p>0.6918988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528933" calcext:value-type="float">
            <text:p>0.052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528933" calcext:value-type="float">
            <text:p>0.05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3:40:47.203067392</dc:date>
    <meta:editing-duration>PT1M18S</meta:editing-duration>
    <meta:editing-cycles>1</meta:editing-cycles>
    <meta:document-statistic meta:table-count="1" meta:cell-count="2800" meta:object-count="0"/>
  </office:meta>
</office:document-meta>
</file>